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C700003B4A164E4418.svm"/>
  <manifest:file-entry manifest:media-type="" manifest:full-path="Pictures/200000070000519D00003BC9C43E60F1.svm"/>
  <manifest:file-entry manifest:media-type="" manifest:full-path="Pictures/200000070000519D00003B746475CB3C.svm"/>
  <manifest:file-entry manifest:media-type="" manifest:full-path="Pictures/200000070000335A0000387A05F40D99.svm"/>
  <manifest:file-entry manifest:media-type="" manifest:full-path="Pictures/200000070000352B0000382562B18551.svm"/>
  <manifest:file-entry manifest:media-type="" manifest:full-path="Pictures/200000070000529B00003B4A92616FFB.svm"/>
  <manifest:file-entry manifest:media-type="" manifest:full-path="Pictures/200000070000521C00003C1DA1B05DC8.svm"/>
  <manifest:file-entry manifest:media-type="" manifest:full-path="Pictures/200000070000527000003F967CF52C68.svm"/>
  <manifest:file-entry manifest:media-type="" manifest:full-path="Pictures/2000000700005399000038A4591BA640.svm"/>
  <manifest:file-entry manifest:media-type="" manifest:full-path="Pictures/20000007000051F100003B743AADDD8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MI7" svg:font-family="CMMI7"/>
    <style:font-face style:name="CMR10" svg:font-family="CMR10"/>
    <style:font-face style:name="OpenSymbol" svg:font-family="OpenSymbol"/>
    <style:font-face style:name="Roboto" svg:font-family="Roboto, sans-serif"/>
    <style:font-face style:name="Arial2" svg:font-family="Arial" style:font-adornments="Normal" style:font-family-generic="swiss"/>
    <style:font-face style:name="Lucida Sans1" svg:font-family="'Lucida Sans'"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3.679cm" style:rel-column-width="2086*"/>
    </style:style>
    <style:style style:name="Tableau1.B" style:family="table-column">
      <style:table-column-properties style:column-width="7.585cm" style:rel-column-width="4300*"/>
    </style:style>
    <style:style style:name="Tableau1.C" style:family="table-column">
      <style:table-column-properties style:column-width="3.376cm" style:rel-column-width="1914*"/>
    </style:style>
    <style:style style:name="Tableau1.D" style:family="table-column">
      <style:table-column-properties style:column-width="3.362cm" style:rel-column-width="1906*"/>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D2" style:family="table-cell" style:data-style-name="N0">
      <style:table-cell-properties fo:padding="0.097cm" fo:border-left="0.002cm solid #000000" fo:border-right="0.002cm solid #000000" fo:border-top="none" fo:border-bottom="0.002cm solid #000000"/>
    </style:style>
    <style:style style:name="Tableau1.4" style:family="table-row">
      <style:table-row-properties style:min-row-height="0.72cm"/>
    </style:style>
    <style:style style:name="Tableau1.D4" style:family="table-cell">
      <style:table-cell-properties fo:padding="0.097cm" fo:border-left="0.002cm solid #000000" fo:border-right="0.002cm solid #000000" fo:border-top="none" fo:border-bottom="0.002cm solid #000000"/>
    </style:style>
    <style:style style:name="Tableau2" style:family="table">
      <style:table-properties style:width="13.633cm" fo:margin-left="2.357cm" fo:margin-right="2.013cm" table:align="margins"/>
    </style:style>
    <style:style style:name="Tableau2.A" style:family="table-column">
      <style:table-column-properties style:column-width="9.978cm" style:rel-column-width="5657*"/>
    </style:style>
    <style:style style:name="Tableau2.B" style:family="table-column">
      <style:table-column-properties style:column-width="3.655cm" style:rel-column-width="2072*"/>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dddddd"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0.002cm solid #000000" fo:border-top="none" fo:border-bottom="0.002cm solid #000000"/>
    </style:style>
    <style:style style:name="Tableau2.4" style:family="table-row">
      <style:table-row-properties style:min-row-height="0.72cm"/>
    </style:style>
    <style:style style:name="Tableau2.B4" style:family="table-cell">
      <style:table-cell-properties fo:padding="0.097cm" fo:border-left="0.002cm solid #000000" fo:border-right="0.002cm solid #000000" fo:border-top="none" fo:border-bottom="0.002cm solid #000000"/>
    </style:style>
    <style:style style:name="P1" style:family="paragraph" style:parent-style-name="Heading_20_2">
      <style:paragraph-properties fo:text-align="center" style:justify-single-word="false"/>
      <style:text-properties fo:font-size="26pt" style:font-size-asian="26pt" style:font-size-complex="26pt"/>
    </style:style>
    <style:style style:name="P2" style:family="paragraph" style:parent-style-name="Heading_20_2">
      <style:paragraph-properties fo:margin-top="0cm" fo:margin-bottom="0.101cm"/>
    </style:style>
    <style:style style:name="P3" style:family="paragraph" style:parent-style-name="Standard">
      <style:text-properties fo:color="#ff0000" style:font-name="Arial" fo:font-size="10pt" fo:language="en" fo:country="US" style:font-name-asian="Consolas" style:font-size-asian="10pt" style:font-name-complex="Consolas" style:font-size-complex="10pt"/>
    </style:style>
    <style:style style:name="P4" style:family="paragraph" style:parent-style-name="Standard">
      <style:text-properties style:font-name="Arial" fo:font-size="11pt" fo:language="en" fo:country="US" style:font-size-asian="11pt" style:font-size-complex="11pt"/>
    </style:style>
    <style:style style:name="P5" style:family="paragraph" style:parent-style-name="Standard">
      <style:paragraph-properties fo:text-align="center" style:justify-single-word="false"/>
      <style:text-properties style:font-name="Arial" fo:font-size="11pt" fo:language="en" fo:country="US" style:font-size-asian="11pt" style:font-size-complex="11pt"/>
    </style:style>
    <style:style style:name="P6" style:family="paragraph" style:parent-style-name="Standard" style:list-style-name="L1">
      <style:text-properties style:font-name="Arial" fo:font-size="11pt" fo:language="en" fo:country="US" style:font-size-asian="11pt" style:font-size-complex="11pt"/>
    </style:style>
    <style:style style:name="P7" style:family="paragraph" style:parent-style-name="Standard" style:list-style-name="L2">
      <style:text-properties style:font-name="Arial" fo:font-size="11pt" fo:language="en" fo:country="US" style:font-size-asian="11pt" style:font-size-complex="11pt"/>
    </style:style>
    <style:style style:name="P8" style:family="paragraph" style:parent-style-name="Standard" style:list-style-name="L3">
      <style:text-properties style:font-name="Arial" fo:font-size="11pt" fo:language="en" fo:country="US" style:font-size-asian="11pt" style:font-size-complex="11pt"/>
    </style:style>
    <style:style style:name="P9" style:family="paragraph" style:parent-style-name="Standard" style:list-style-name="">
      <style:text-properties style:font-name="Arial" fo:font-size="11pt" fo:language="en" fo:country="US" style:font-size-asian="11pt" style:font-size-complex="11pt"/>
    </style:style>
    <style:style style:name="P10"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11" style:family="paragraph" style:parent-style-name="Standard">
      <style:text-properties style:font-name="Arial" fo:font-size="11pt" style:font-size-asian="11pt" style:font-size-complex="11pt"/>
    </style:style>
    <style:style style:name="P12" style:family="paragraph" style:parent-style-name="Standard" style:list-style-name="L4">
      <style:text-properties style:font-name="Arial" fo:font-size="11pt" style:font-size-asian="11pt" style:font-size-complex="11pt"/>
    </style:style>
    <style:style style:name="P13" style:family="paragraph" style:parent-style-name="Standard" style:list-style-name="L5">
      <style:text-properties style:font-name="Arial" fo:font-size="11pt" style:font-size-asian="11pt" style:font-size-complex="11pt"/>
    </style:style>
    <style:style style:name="P14" style:family="paragraph" style:parent-style-name="Standard" style:list-style-name="L6">
      <style:text-properties style:font-name="Arial" fo:font-size="11pt" style:font-size-asian="11pt" style:font-size-complex="11pt"/>
    </style:style>
    <style:style style:name="P15" style:family="paragraph" style:parent-style-name="Standard" style:list-style-name="L8">
      <style:text-properties style:font-name="Arial" fo:font-size="11pt" style:font-size-asian="11pt" style:font-size-complex="11pt"/>
    </style:style>
    <style:style style:name="P16" style:family="paragraph" style:parent-style-name="Standard" style:list-style-name="L9">
      <style:text-properties style:font-name="Arial" fo:font-size="11pt" style:font-size-asian="11pt" style:font-size-complex="11pt"/>
    </style:style>
    <style:style style:name="P17" style:family="paragraph" style:parent-style-name="Standard" style:list-style-name="L10">
      <style:text-properties style:font-name="Arial" fo:font-size="11pt" style:font-size-asian="11pt" style:font-size-complex="11pt"/>
    </style:style>
    <style:style style:name="P18" style:family="paragraph" style:parent-style-name="Standard" style:list-style-name="L11">
      <style:text-properties style:font-name="Arial" fo:font-size="11pt" style:font-size-asian="11pt" style:font-size-complex="11pt"/>
    </style:style>
    <style:style style:name="P19" style:family="paragraph" style:parent-style-name="Standard" style:list-style-name="L12">
      <style:text-properties style:font-name="Arial" fo:font-size="11pt" style:font-size-asian="11pt" style:font-size-complex="11pt"/>
    </style:style>
    <style:style style:name="P20" style:family="paragraph" style:parent-style-name="Standard" style:list-style-name="L13">
      <style:text-properties style:font-name="Arial" fo:font-size="11pt" style:font-size-asian="11pt" style:font-size-complex="11pt"/>
    </style:style>
    <style:style style:name="P21" style:family="paragraph" style:parent-style-name="Standard" style:list-style-name="L14">
      <style:text-properties style:font-name="Arial" fo:font-size="11pt" style:font-size-asian="11pt" style:font-size-complex="11pt"/>
    </style:style>
    <style:style style:name="P22" style:family="paragraph" style:parent-style-name="Standard" style:list-style-name="L15">
      <style:text-properties style:font-name="Arial" fo:font-size="11pt" style:font-size-asian="11pt" style:font-size-complex="11pt"/>
    </style:style>
    <style:style style:name="P23" style:family="paragraph" style:parent-style-name="Standard">
      <style:text-properties style:font-name="Arial" fo:language="en" fo:country="US"/>
    </style:style>
    <style:style style:name="P24" style:family="paragraph" style:parent-style-name="Standard">
      <style:text-properties style:font-name="Arial" fo:font-size="8pt" style:font-size-asian="8pt" style:font-size-complex="8pt"/>
    </style:style>
    <style:style style:name="P25" style:family="paragraph" style:parent-style-name="Standard">
      <style:paragraph-properties fo:break-before="page"/>
      <style:text-properties style:font-name="Arial" fo:font-size="6pt" fo:language="en" fo:country="US" style:font-size-asian="6pt" style:font-size-complex="6pt"/>
    </style:style>
    <style:style style:name="P26" style:family="paragraph" style:parent-style-name="Standard">
      <style:paragraph-properties fo:break-before="page"/>
      <style:text-properties style:font-name="Arial" fo:language="en" fo:country="US"/>
    </style:style>
    <style:style style:name="P27" style:family="paragraph" style:parent-style-name="Standard" style:list-style-name="" style:master-page-name="">
      <style:paragraph-properties fo:margin-left="1.184cm" fo:margin-right="0cm" fo:text-indent="0cm" style:auto-text-indent="false" style:page-number="auto"/>
      <style:text-properties style:font-name="Arial" fo:font-size="11pt" fo:language="en" fo:country="US" style:font-size-asian="11pt" style:font-size-complex="11pt"/>
    </style:style>
    <style:style style:name="P28" style:family="paragraph" style:parent-style-name="Standard" style:list-style-name="">
      <style:paragraph-properties fo:margin-left="1.184cm" fo:margin-right="0cm" fo:text-indent="0cm" style:auto-text-indent="false"/>
      <style:text-properties style:font-name="Arial" fo:font-size="11pt" fo:language="en" fo:country="US" style:font-size-asian="11pt" style:font-size-complex="11pt"/>
    </style:style>
    <style:style style:name="P29" style:family="paragraph" style:parent-style-name="Standard" style:list-style-name="">
      <style:paragraph-properties fo:margin-left="1.184cm" fo:margin-right="0cm" fo:text-indent="0cm" style:auto-text-indent="false"/>
      <style:text-properties style:font-name="Arial" fo:font-size="11pt" fo:language="en" fo:country="US" style:text-underline-style="none" style:font-size-asian="11pt" style:font-size-complex="11pt"/>
    </style:style>
    <style:style style:name="P30" style:family="paragraph" style:parent-style-name="Standard" style:list-style-name="" style:master-page-name="">
      <style:paragraph-properties fo:margin-left="1.184cm" fo:margin-right="0cm" fo:text-indent="0cm" style:auto-text-indent="false" style:page-number="auto"/>
      <style:text-properties style:font-name="Arial" fo:font-size="11pt" fo:language="en" fo:country="US" style:text-underline-style="none" style:font-size-asian="11pt" style:font-size-complex="11pt"/>
    </style:style>
    <style:style style:name="P31" style:family="paragraph" style:parent-style-name="Standard" style:list-style-name="" style:master-page-name="">
      <style:paragraph-properties fo:margin-left="1.235cm" fo:margin-right="0cm" fo:text-indent="0cm" style:auto-text-indent="false" style:page-number="auto"/>
      <style:text-properties style:font-name="Arial" fo:font-size="11pt" fo:language="en" fo:country="US" style:font-size-asian="11pt" style:font-size-complex="11pt"/>
    </style:style>
    <style:style style:name="P32" style:family="paragraph" style:parent-style-name="Standard" style:list-style-name="">
      <style:paragraph-properties fo:margin-left="1.235cm" fo:margin-right="0cm" fo:text-indent="0cm" style:auto-text-indent="false"/>
      <style:text-properties style:font-name="Arial" fo:font-size="11pt" fo:language="en" fo:country="US" style:font-size-asian="11pt" style:font-size-complex="11pt"/>
    </style:style>
    <style:style style:name="P33" style:family="paragraph" style:parent-style-name="Standard" style:list-style-name="" style:master-page-name="">
      <style:paragraph-properties fo:margin-left="1.21cm" fo:margin-right="0cm" fo:text-indent="0cm" style:auto-text-indent="false" style:page-number="auto"/>
      <style:text-properties style:font-name="Arial" fo:font-size="11pt" fo:language="en" fo:country="US" style:font-size-asian="11pt" style:font-size-complex="11pt"/>
    </style:style>
    <style:style style:name="P34" style:family="paragraph" style:parent-style-name="Standard" style:list-style-name="">
      <style:paragraph-properties fo:margin-left="1.21cm" fo:margin-right="0cm" fo:text-indent="0cm" style:auto-text-indent="false"/>
      <style:text-properties style:font-name="Arial" fo:font-size="11pt" fo:language="en" fo:country="US" style:font-size-asian="11pt" style:font-size-complex="11pt"/>
    </style:style>
    <style:style style:name="P35" style:family="paragraph" style:parent-style-name="Standard" style:list-style-name="L7" style:master-page-name="">
      <style:paragraph-properties fo:margin-left="-0.019cm" fo:margin-right="0cm" fo:text-indent="0cm" style:auto-text-indent="false" style:page-number="auto"/>
      <style:text-properties style:font-name="Arial" fo:font-size="11pt" style:font-size-asian="11pt" style:font-size-complex="11pt"/>
    </style:style>
    <style:style style:name="P36" style:family="paragraph" style:parent-style-name="Standard">
      <style:paragraph-properties fo:margin-left="-0.019cm" fo:margin-right="0cm" fo:text-indent="0cm" style:auto-text-indent="false"/>
      <style:text-properties style:font-name="Arial" fo:font-size="11pt" style:font-size-asian="11pt" style:font-size-complex="11pt"/>
    </style:style>
    <style:style style:name="P37" style:family="paragraph" style:parent-style-name="Text_20_body">
      <style:text-properties style:font-name="Arial" fo:font-size="11pt" fo:language="en" fo:country="US" style:font-size-asian="11pt" style:font-size-complex="11pt"/>
    </style:style>
    <style:style style:name="P38" style:family="paragraph" style:parent-style-name="Text_20_body">
      <style:paragraph-properties fo:text-align="center" style:justify-single-word="false"/>
      <style:text-properties style:font-name="Arial" fo:font-size="20pt" style:font-size-asian="20pt" style:font-size-complex="20pt"/>
    </style:style>
    <style:style style:name="P39" style:family="paragraph" style:parent-style-name="Text_20_body">
      <style:paragraph-properties fo:margin-top="0cm" fo:margin-bottom="0.101cm"/>
    </style:style>
    <style:style style:name="P40" style:family="paragraph" style:parent-style-name="Text_20_body">
      <style:paragraph-properties fo:margin-top="0cm" fo:margin-bottom="0.101cm"/>
      <style:text-properties style:font-name="Arial" fo:font-size="11pt" style:font-size-asian="11pt" style:font-size-complex="11pt"/>
    </style:style>
    <style:style style:name="P41" style:family="paragraph" style:parent-style-name="Table_20_Contents">
      <style:text-properties style:font-name="Arial" fo:font-size="11pt" style:font-size-asian="11pt" style:font-size-complex="11pt"/>
    </style:style>
    <style:style style:name="P42" style:family="paragraph" style:parent-style-name="Table_20_Contents">
      <style:paragraph-properties fo:text-align="center" style:justify-single-word="false"/>
      <style:text-properties style:font-name="Arial" fo:font-size="11pt" style:font-size-asian="11pt" style:font-size-complex="11pt"/>
    </style:style>
    <style:style style:name="P43"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44" style:family="paragraph" style:parent-style-name="Table_20_Contents">
      <style:text-properties style:font-name="Arial" fo:font-size="11pt" fo:language="en" fo:country="US" style:font-size-asian="11pt" style:font-size-complex="11pt"/>
    </style:style>
    <style:style style:name="P45" style:family="paragraph" style:parent-style-name="Table_20_Contents" style:master-page-name="">
      <style:paragraph-properties fo:margin-left="1.235cm" fo:margin-right="0cm" fo:text-indent="0cm" style:auto-text-indent="false" style:page-number="auto" text:number-lines="false" text:line-number="0"/>
      <style:text-properties style:font-name="Arial" fo:font-size="11pt" fo:language="en" fo:country="US" style:font-size-asian="11pt" style:font-size-complex="11pt"/>
    </style:style>
    <style:style style:name="P46" style:family="paragraph" style:parent-style-name="Table_20_Contents">
      <style:paragraph-properties fo:margin-left="1.235cm" fo:margin-right="0cm" fo:text-indent="0cm" style:auto-text-indent="false" text:number-lines="false" text:line-number="0"/>
      <style:text-properties style:font-name="Arial" fo:font-size="11pt" fo:language="en" fo:country="US" style:font-size-asian="11pt" style:font-size-complex="11pt"/>
    </style:style>
    <style:style style:name="P47" style:family="paragraph" style:parent-style-name="Table_20_Contents">
      <style:paragraph-properties fo:margin-left="0cm" fo:margin-right="0cm" fo:text-indent="0cm" style:auto-text-indent="false" text:number-lines="false" text:line-number="0"/>
      <style:text-properties style:font-name="Arial" fo:font-size="11pt" fo:language="en" fo:country="US" style:font-size-asian="11pt" style:font-size-complex="11pt"/>
    </style:style>
    <style:style style:name="P48" style:family="paragraph" style:parent-style-name="Table_20_Contents" style:master-page-name="">
      <style:paragraph-properties fo:margin-left="1.184cm" fo:margin-right="0cm" fo:text-indent="0cm" style:auto-text-indent="false" style:page-number="auto" text:number-lines="false" text:line-number="0"/>
      <style:text-properties style:font-name="Arial" fo:font-size="11pt" fo:language="en" fo:country="US" style:font-size-asian="11pt" style:font-size-complex="11pt"/>
    </style:style>
    <style:style style:name="P49" style:family="paragraph" style:parent-style-name="Footer">
      <style:paragraph-properties fo:text-align="center" style:justify-single-word="false"/>
      <style:text-properties style:font-name="Arial" fo:font-size="11pt" style:font-size-asian="11pt" style:font-size-complex="11pt"/>
    </style:style>
    <style:style style:name="P50" style:family="paragraph" style:parent-style-name="Titre4_20_numéroté">
      <style:text-properties style:font-name="Arial" fo:font-size="12pt" fo:language="en" fo:country="US" style:font-size-asian="12pt" style:font-size-complex="12pt"/>
    </style:style>
    <style:style style:name="P51" style:family="paragraph" style:parent-style-name="Titre4_20_numéroté" style:list-style-name="L7">
      <style:text-properties style:font-name="Arial" fo:language="en" fo:country="US"/>
    </style:style>
    <style:style style:name="P52" style:family="paragraph" style:parent-style-name="Titre4_20_numéroté" style:list-style-name="L7"/>
    <style:style style:name="P53" style:family="paragraph" style:parent-style-name="Header">
      <style:text-properties style:font-name="Arial" fo:font-size="11pt" fo:font-style="italic" style:font-size-asian="11pt" style:font-style-asian="italic" style:font-size-complex="11pt" style:font-style-complex="italic"/>
    </style:style>
    <style:style style:name="P54" style:family="paragraph" style:parent-style-name="Titre1_20_numéroté">
      <style:text-properties style:font-name="Arial"/>
    </style:style>
    <style:style style:name="P55" style:family="paragraph" style:parent-style-name="Titre1_20_numéroté">
      <style:text-properties style:font-name="Arial" fo:language="en" fo:country="US"/>
    </style:style>
    <style:style style:name="P56" style:family="paragraph" style:parent-style-name="Titre1_20_numéroté">
      <style:paragraph-properties fo:margin-top="0.423cm" fo:margin-bottom="0.212cm" fo:keep-with-next="always"/>
      <style:text-properties style:font-name="Arial" fo:font-size="14pt" fo:font-style="italic" fo:font-weight="bold" style:font-name-asian="Microsoft YaHei" style:font-size-asian="14pt" style:font-style-asian="italic" style:font-weight-asian="bold" style:font-name-complex="Lucida Sans" style:font-size-complex="14pt" style:font-style-complex="italic" style:font-weight-complex="bold"/>
    </style:style>
    <style:style style:name="P57" style:family="paragraph" style:parent-style-name="Titre5_20_numéroté" style:list-style-name="">
      <style:paragraph-properties fo:margin-left="1.184cm" fo:margin-right="0cm" fo:text-indent="0cm" style:auto-text-indent="false"/>
      <style:text-properties style:font-name="Arial" fo:font-size="11pt" fo:language="en" fo:country="US" style:font-size-asian="11pt" style:font-size-complex="11pt"/>
    </style:style>
    <style:style style:name="P58" style:family="paragraph" style:parent-style-name="Titre5_20_numéroté" style:list-style-name="Numbering_20_4" style:master-page-name="">
      <style:paragraph-properties fo:margin-left="1.184cm" fo:margin-right="0cm" fo:margin-top="0.423cm" fo:margin-bottom="0.212cm" fo:text-indent="0cm" style:auto-text-indent="false" style:page-number="auto" fo:keep-with-next="always"/>
      <style:text-properties fo:font-size="11pt" style:font-size-asian="11pt" style:font-size-complex="11pt"/>
    </style:style>
    <style:style style:name="P59" style:family="paragraph" style:parent-style-name="Titre5_20_numéroté" style:list-style-name="" style:master-page-name="">
      <style:paragraph-properties fo:margin-left="1.184cm" fo:margin-right="0cm" fo:margin-top="0.423cm" fo:margin-bottom="0.212cm" fo:text-indent="0cm" style:auto-text-indent="false" style:page-number="auto" fo:keep-with-next="always"/>
      <style:text-properties style:font-name="Arial" fo:font-size="11pt" fo:language="en" fo:country="US" style:font-size-asian="11pt" style:font-size-complex="11pt"/>
    </style:style>
    <style:style style:name="P60" style:family="paragraph" style:parent-style-name="Titre5_20_numéroté" style:list-style-name="" style:master-page-name="">
      <style:paragraph-properties fo:margin-left="1.184cm" fo:margin-right="0cm" fo:margin-top="0.423cm" fo:margin-bottom="0.212cm" fo:text-indent="0cm" style:auto-text-indent="false" style:page-number="auto" fo:keep-with-next="always"/>
      <style:text-properties style:font-name="Arial" fo:font-size="11pt" fo:language="en" fo:country="US" style:font-size-asian="11pt" style:font-size-complex="11pt"/>
    </style:style>
    <style:style style:name="P61" style:family="paragraph" style:parent-style-name="Titre5_20_numéroté" style:list-style-name="" style:master-page-name="">
      <style:paragraph-properties fo:margin-left="0cm" fo:margin-right="0cm" fo:margin-top="0.423cm" fo:margin-bottom="0.212cm" fo:text-indent="0cm" style:auto-text-indent="false" style:page-number="auto" fo:keep-with-next="always"/>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italic" fo:text-shadow="none" style:text-underline-style="none" fo:font-weight="normal" style:letter-kerning="true" style:font-name-asian="Microsoft YaHei" style:font-size-asian="9pt" style:font-style-asian="italic" style:font-weight-asian="normal" style:font-name-complex="Lucida Sans" style:font-size-complex="9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199cm" fo:line-height="100%" fo:text-indent="0cm"/>
    </style:style>
    <style:style style:name="P75" style:family="paragraph">
      <style:paragraph-properties fo:margin-left="0cm" fo:margin-right="0cm" fo:margin-top="0cm" fo:margin-bottom="0.199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fo:font-style="italic" fo:background-color="#d4d4d4" style:font-name-asian="Consolas" style:font-style-asian="italic" style:font-name-complex="Consolas" style:font-style-complex="italic"/>
    </style:style>
    <style:style style:name="T2" style:family="text">
      <style:text-properties fo:color="#000000" fo:font-style="italic" fo:background-color="transparent" style:font-name-asian="Consolas" style:font-style-asian="italic" style:font-name-complex="Consolas" style:font-style-complex="italic"/>
    </style:style>
    <style:style style:name="T3" style:family="text">
      <style:text-properties fo:color="#000000" style:font-name-asian="Consolas" style:font-name-complex="Consolas"/>
    </style:style>
    <style:style style:name="T4" style:family="text">
      <style:text-properties fo:color="#000000" fo:font-size="12pt" style:font-name-asian="Consolas" style:font-size-asian="12pt" style:font-name-complex="Consolas" style:font-size-complex="12pt"/>
    </style:style>
    <style:style style:name="T5" style:family="text">
      <style:text-properties fo:color="#000000" style:font-name="Arial" fo:font-size="12pt" fo:language="en" fo:country="US" style:font-name-asian="Consolas" style:font-size-asian="12pt" style:font-name-complex="Consolas" style:font-size-complex="12pt"/>
    </style:style>
    <style:style style:name="T6" style:family="text">
      <style:text-properties fo:language="en" fo:country="US"/>
    </style:style>
    <style:style style:name="T7" style:family="text">
      <style:text-properties fo:language="en" fo:country="US"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name-asian="Microsoft YaHei" style:font-weight-asian="bold" style:font-name-complex="Lucida Sans" style:font-weight-complex="bold"/>
    </style:style>
    <style:style style:name="T10" style:family="text">
      <style:text-properties style:font-name="Arial" fo:font-size="11pt" fo:language="en" fo:country="US" style:text-underline-style="solid" style:text-underline-width="auto" style:text-underline-color="font-color" fo:font-weight="bold" style:font-name-asian="Microsoft YaHei" style:font-size-asian="11pt" style:font-weight-asian="bold" style:font-name-complex="Lucida Sans" style:font-size-complex="11pt" style:font-weight-complex="bold"/>
    </style:style>
    <style:style style:name="T11" style:family="text">
      <style:text-properties style:font-name="Arial" fo:font-size="11pt" fo:language="en" fo:country="US" style:text-underline-style="none" fo:font-weight="bold" style:font-name-asian="Microsoft YaHei" style:font-size-asian="11pt" style:font-weight-asian="bold" style:font-name-complex="Lucida Sans"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size="12pt" fo:language="en" fo:country="US" style:font-size-asian="12pt" style:font-size-complex="12pt"/>
    </style:style>
    <style:style style:name="T15" style:family="text">
      <style:text-properties fo:font-size="12pt" style:font-size-asian="12pt" style:font-size-complex="12pt"/>
    </style:style>
    <style:style style:name="T16" style:family="text">
      <style:text-properties fo:font-size="14pt" style:font-size-asian="14pt" style:font-size-complex="14pt"/>
    </style:style>
    <style:style style:name="T17" style:family="text">
      <style:text-properties fo:font-weight="bold" style:font-weight-asian="bold" style:font-weight-complex="bold"/>
    </style:style>
    <style:style style:name="T18" style:family="text">
      <style:text-properties fo:font-variant="normal" fo:text-transform="none" fo:color="#111111" style:font-name="Arial" fo:font-size="11pt" fo:letter-spacing="normal" fo:font-style="normal" fo:font-weight="normal" style:font-size-asian="11pt" style:font-weight-asian="normal" style:font-size-complex="11pt" style:font-weight-complex="normal"/>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style:use-window-font-color="true"/>
    </style:style>
    <style:style style:name="T22" style:family="text">
      <style:text-properties style:use-window-font-color="true" style:font-name-asian="Consolas" style:font-name-complex="Consolas"/>
    </style:style>
    <style:style style:name="T23" style:family="text">
      <style:text-properties style:use-window-font-color="true" fo:font-style="italic" style:font-name-asian="Consolas" style:font-style-asian="italic" style:font-name-complex="Consolas" style:font-style-complex="italic"/>
    </style:style>
    <style:style style:name="T24" style:family="text">
      <style:text-properties style:use-window-font-color="true" fo:language="en" fo:country="US" style:font-name-asian="Consolas" style:font-name-complex="Consolas"/>
    </style:style>
    <style:style style:name="T25" style:family="text">
      <style:text-properties style:use-window-font-color="true" fo:language="en" fo:country="US" style:text-underline-style="solid" style:text-underline-width="auto" style:text-underline-color="font-color" style:font-name-asian="Consolas" style:font-name-complex="Consolas"/>
    </style:style>
    <style:style style:name="T26" style:family="text">
      <style:text-properties style:use-window-font-color="true" fo:language="en" fo:country="US" fo:font-style="italic" style:font-name-asian="Consolas" style:font-style-asian="italic" style:font-name-complex="Consolas" style:font-style-complex="italic"/>
    </style:style>
    <style:style style:name="T27" style:family="text">
      <style:text-properties style:use-window-font-color="true" fo:language="en" fo:country="US" fo:font-style="normal" style:font-name-asian="Consolas" style:font-style-asian="normal" style:font-name-complex="Consolas" style:font-style-complex="normal"/>
    </style:style>
    <style:style style:name="T28" style:family="text">
      <style:text-properties style:text-underline-style="none" fo:font-weight="bold" style:font-name-asian="Microsoft YaHei" style:font-weight-asian="bold" style:font-name-complex="Lucida Sans" style:font-weight-complex="bold"/>
    </style:style>
    <style:style style:name="T29" style:family="text">
      <style:text-properties fo:color="#0000ff"/>
    </style:style>
    <style:style style:name="T30" style:family="text">
      <style:text-properties style:use-window-font-color="true" style:text-outline="false" style:text-line-through-style="none" style:font-name="Arial1" fo:font-size="9pt" fo:font-style="italic" fo:text-shadow="none" style:text-underline-style="none" fo:font-weight="bold" style:letter-kerning="true" style:font-name-asian="Microsoft YaHei" style:font-size-asian="9pt" style:font-style-asian="italic" style:font-weight-asian="bold" style:font-name-complex="Lucida Sans" style:font-size-complex="9pt" style:font-style-complex="italic"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9pt" fo:font-style="italic" fo:text-shadow="none" style:text-underline-style="none" fo:font-weight="normal" style:letter-kerning="true" style:font-name-asian="Microsoft YaHei" style:font-size-asian="9pt" style:font-style-asian="italic" style:font-weight-asian="normal" style:font-name-complex="Lucida Sans" style:font-size-complex="9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3" style:family="text">
      <style:text-properties fo:color="#ff3300"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T35" style:family="text">
      <style:text-properties fo:color="#ff3333"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9pt" fo:font-style="italic" fo:text-shadow="none" style:text-underline-style="none" fo:font-weight="normal" style:letter-kerning="true" style:font-name-asian="Arial2" style:font-size-asian="9pt" style:font-style-asian="italic" style:font-weight-asian="normal" style:font-name-complex="Arial2" style:font-size-complex="9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0pt" fo:font-style="italic" fo:text-shadow="none" style:text-underline-style="none" fo:font-weight="bold" style:letter-kerning="true" style:font-name-asian="Microsoft YaHei" style:font-size-asian="10pt" style:font-style-asian="italic" style:font-weight-asian="bold" style:font-name-complex="Lucida Sans" style:font-size-complex="10pt" style:font-style-complex="italic"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1pt" fo:font-style="normal" fo:text-shadow="none" style:text-underline-style="none" fo:font-weight="bold" style:letter-kerning="true" style:font-name-asian="Microsoft YaHei" style:font-size-asian="11pt" style:font-style-asian="normal" style:font-weight-asian="bold" style:font-name-complex="Lucida Sans" style:font-size-complex="11pt" style:font-style-complex="normal" style:font-weight-complex="bold" style:text-emphasize="none" style:font-relief="none" style:text-overline-style="none" style:text-overline-color="font-color"/>
    </style:style>
    <style:style style:name="T4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3333"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95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ffcc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35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5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2cm" fo:padding-top="0.125cm" fo:padding-bottom="0.125cm" fo:padding-left="0.25cm" fo:padding-right="0.25cm" draw:shadow="hidden" draw:shadow-offset-x="0.199cm" draw:shadow-offset-y="0.199cm" draw:shadow-color="#808080" style:run-through="foreground"/>
    </style:style>
    <style:style style:name="gr42" style:family="graphic">
      <style:graphic-properties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1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2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ffffff" draw:textarea-horizontal-align="justify" fo:min-height="1.612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MULTI-AGENTS SYSTEM PROJECT</text:h>
      <text:p text:style-name="P38"><text:span text:style-name="T8">Project 2</text:span> : <text:span text:style-name="T17">COVID19 simulation</text:span></text:p>
      <text:h text:style-name="P2" text:outline-level="2"/>
      <text:list xml:id="list8621496611957886415" text:style-name="Numbering_20_4">
        <text:list-item>
          <text:h text:style-name="Titre1_20_numéroté" text:outline-level="2">PRESENTATION</text:h>
        </text:list-item>
      </text:list>
      <text:p text:style-name="P40">The aim of this project is to define a multi-agents system to simulate the COVID19 pandemic.</text:p>
      <text:p text:style-name="P40">The agents will move on a grid and infect each other depending on multiple parameters.</text:p>
      <text:p text:style-name="P39"><text:span text:style-name="T12">For this purpose, I have used the</text:span><text:span text:style-name="T13"> </text:span><text:span text:style-name="T18">Repast Simphony</text:span><text:span text:style-name="T13"> </text:span><text:span text:style-name="Strong_20_Emphasis"><text:span text:style-name="T18">agent-based modeling toolkit.</text:span></text:span></text:p>
      <text:list xml:id="list22465251" text:continue-numbering="true" text:style-name="Numbering_20_4">
        <text:list-item>
          <text:h text:style-name="Titre1_20_numéroté" text:outline-level="2">ARCHITECTURE</text:h>
        </text:list-item>
      </text:list>
      <text:p text:style-name="P11">The first step constisted in creating the different classes needed in this project.</text:p>
      <text:p text:style-name="P11">I defined an abstract class called Agent that is the base class for all the agents.</text:p>
      <text:p text:style-name="P11">Then, I defined several implementations of this abstract class :</text:p>
      <text:list xml:id="list1124926714736158595" text:style-name="L4">
        <text:list-item>
          <text:p text:style-name="P12">one for the susceptible agents</text:p>
        </text:list-item>
        <text:list-item>
          <text:p text:style-name="P12">one for the deceased agents</text:p>
        </text:list-item>
      </text:list>
      <text:p text:style-name="P11">I also created an abstract class for the infected agents that inherits from class Agent and add specific attributes/methods for infected agent.</text:p>
      <text:p text:style-name="P11">This class has 2 children : one for the infected agents with symptoms and one for the infected agents without symptoms.</text:p>
      <text:p text:style-name="P11"/>
      <text:p text:style-name="P11">The figure 1 shows the class diagram used for the agents implementation.</text:p>
      <text:p text:style-name="P11"/>
      <text:p text:style-name="P10"><draw:g text:anchor-type="paragraph" draw:z-index="2" draw:style-name="gr1"><draw:rect draw:style-name="gr48" draw:text-style-name="P62" xml:id="id11" draw:id="id11" svg:width="2.604cm" svg:height="1.5cm" svg:x="7.937cm" svg:y="0.002cm"><text:p text:style-name="P63"><text:span text:style-name="T43">Agent</text:span></text:p><text:p text:style-name="P63"><text:span text:style-name="T44"/></text:p></draw:rect><draw:rect draw:style-name="gr48" draw:text-style-name="P62" xml:id="id10" draw:id="id10" svg:width="4.202cm" svg:height="1.502cm" svg:x="2.039cm" svg:y="3.001cm"><text:p text:style-name="P63"><text:span text:style-name="T43">SusceptibleAgent</text:span></text:p><text:p text:style-name="P63"><text:span text:style-name="T44"/></text:p></draw:rect><draw:rect draw:style-name="gr48" draw:text-style-name="P62" xml:id="id13" draw:id="id13" svg:width="4.204cm" svg:height="1.502cm" svg:x="12.139cm" svg:y="3.001cm"><text:p text:style-name="P63"><text:span text:style-name="T43">DeceasedAgent</text:span></text:p><text:p text:style-name="P63"><text:span text:style-name="T44"/></text:p></draw:rect><draw:rect draw:style-name="gr48" draw:text-style-name="P62" xml:id="id12" draw:id="id12" svg:width="4.202cm" svg:height="1.502cm" svg:x="7.138cm" svg:y="3.001cm"><text:p text:style-name="P63"><text:span text:style-name="T43">InfectedAgent</text:span></text:p><text:p text:style-name="P63"><text:span text:style-name="T44"/></text:p></draw:rect><draw:rect draw:style-name="gr48" draw:text-style-name="P62" xml:id="id14" draw:id="id14" svg:width="6.1cm" svg:height="1.505cm" svg:x="2.489cm" svg:y="5.601cm"><text:p text:style-name="P63"><text:span text:style-name="T43">InfectedWithSymptomsAgent</text:span></text:p><text:p text:style-name="P63"><text:span text:style-name="T44"/></text:p></draw:rect><draw:rect draw:style-name="gr48" draw:text-style-name="P62" xml:id="id15" draw:id="id15" svg:width="6.506cm" svg:height="1.505cm" svg:x="9.387cm" svg:y="5.601cm"><text:p text:style-name="P63"><text:span text:style-name="T43">InfectedWithoutSymptomsAgent</text:span></text:p><text:p text:style-name="P63"><text:span text:style-name="T44"/></text:p></draw:rect><draw:connector draw:style-name="gr49" draw:text-style-name="P62" svg:x1="4.14cm" svg:y1="3cm" svg:x2="9.239cm" svg:y2="1.501cm" draw:start-shape="id10" draw:start-glue-point="0" draw:end-shape="id11" svg:d="M4140 3000v-749h5099v-750"><text:p/></draw:connector><draw:connector draw:style-name="gr49" draw:text-style-name="P62" svg:x1="9.239cm" svg:y1="3cm" svg:x2="9.239cm" svg:y2="1.501cm" draw:start-shape="id12" draw:start-glue-point="0" draw:end-shape="id11" draw:end-glue-point="2" svg:d="M9239 3000v-1499"><text:p/></draw:connector><draw:connector draw:style-name="gr49" draw:text-style-name="P62" svg:x1="14.24cm" svg:y1="3cm" svg:x2="9.239cm" svg:y2="1.501cm" draw:start-shape="id13" draw:start-glue-point="0" draw:end-shape="id11" draw:end-glue-point="2" svg:d="M14240 3000v-749h-5001v-750"><text:p/></draw:connector><draw:connector draw:style-name="gr49" draw:text-style-name="P62" svg:x1="5.539cm" svg:y1="5.601cm" svg:x2="9.239cm" svg:y2="4.502cm" draw:start-shape="id14" draw:start-glue-point="0" draw:end-shape="id12" draw:end-glue-point="2" svg:d="M5539 5601v-548h3700v-551"><text:p/></draw:connector><draw:connector draw:style-name="gr49" draw:text-style-name="P62" svg:x1="12.64cm" svg:y1="5.601cm" svg:x2="9.239cm" svg:y2="4.502cm" draw:start-shape="id15" draw:start-glue-point="0" draw:end-shape="id12" draw:end-glue-point="2" svg:d="M12640 5601v-548h-3401v-551"><text:p/></draw:connector></draw:g><text:span text:style-name="T8"/></text:p>
      <text:p text:style-name="P10"><text:span text:style-name="T8">Figure 1</text:span> : class diagram of agents</text:p>
      <text:p text:style-name="P11"/>
      <text:p text:style-name="P11">I have also defined a class to handle the context, that implements <text:span text:style-name="T2">ContextBuilde</text:span><text:span text:style-name="T1">r</text:span> interface.</text:p>
      <text:p text:style-name="P11"/>
      <text:p text:style-name="P11">The agent class has mainly 2 methods :</text:p>
      <text:list xml:id="list5757198474037793989" text:style-name="L5">
        <text:list-item>
          <text:p text:style-name="P13"><text:span text:style-name="T20">computeNextStatus</text:span> that<text:span text:style-name="T21"> c</text:span><text:span text:style-name="T22">omputes the next status according to the neighborhood and the current status of the agent;</text:span></text:p>
        </text:list-item>
        <text:list-item>
          <text:p text:style-name="P13"><text:span text:style-name="T23">computeNextPositionAndApply</text:span><text:span text:style-name="T22"> that computes the next position depending on the goal.</text:span></text:p>
        </text:list-item>
      </text:list>
      <text:p text:style-name="P11"><text:span text:style-name="T22"/></text:p>
      <text:p text:style-name="P11"><text:span text:style-name="T22">Those methods have to be “ordered”. Indeed, we want to compute the next status according to the current grid for each agent. Then we want to move the agents.</text:span></text:p>
      <text:p text:style-name="P11"><text:span text:style-name="T22">For this purpose, I have used the</text:span><text:span text:style-name="T23"> @scheduleMethod</text:span><text:span text:style-name="T22"> annotation to specify a priority between those 2 </text:span><text:soft-page-break/><text:span text:style-name="T22">methods.</text:span></text:p>
      <text:p text:style-name="P11"><text:span text:style-name="T22">The method </text:span><text:span text:style-name="T23">computeNextStatus</text:span><text:span text:style-name="T22"> must be called before the method </text:span><text:span text:style-name="T23">computeNextPositionAndApply</text:span><text:span text:style-name="T22">, thus, the priority of </text:span><text:span text:style-name="T23">computeNextStatus</text:span><text:span text:style-name="T22"> equals to 2 that is higher than the priority of <text:s/></text:span><text:span text:style-name="T23">computeNextPositionAndApply</text:span><text:span text:style-name="T22"> (priority = 1).</text:span></text:p>
      <text:p text:style-name="P11"><text:span text:style-name="T22"/></text:p>
      <text:list xml:id="list22486340" text:continue-list="list22465251" text:style-name="Numbering_20_4">
        <text:list-item>
          <text:h text:style-name="P56" text:outline-level="2"><text:span text:style-name="T21">STATUS OF THE AGENTS</text:span></text:h>
        </text:list-item>
      </text:list>
      <text:p text:style-name="P11"><text:span text:style-name="T22">An agent can be of different status (each status corresponds to a specific child of the abstract class Agent):</text:span></text:p>
      <text:list xml:id="list6373133255874550621" text:style-name="L6">
        <text:list-item>
          <text:p text:style-name="P14"><text:span text:style-name="T22">He can be susceptible (</text:span><text:span text:style-name="T23">SusceptibleAgent</text:span><text:span text:style-name="T22"> class) : this type of agent has to verify at each step if there are infected agents in his neighbourhood. If yes, he will “become” an infected agent with a certain probability.</text:span></text:p>
        </text:list-item>
        <text:list-item>
          <text:p text:style-name="P14"><text:span text:style-name="T22">He can be infected, either with or without symptoms (</text:span><text:span text:style-name="T23">InfectedWithSymptomsAgent</text:span><text:span text:style-name="T22"> or </text:span><text:span text:style-name="T23">InfectedWithoutSymptomsAgent</text:span><text:span text:style-name="T22">). </text:span><text:span text:style-name="T6">For infected agents </text:span><text:span text:style-name="T7">with</text:span><text:span text:style-name="T6"> symptoms, the duration of the infection has been fixed to 14 steps. </text:span><text:span text:style-name="T24">For infected agent </text:span><text:span text:style-name="T25">without</text:span><text:span text:style-name="T24"> symptoms, this time has been fixed to 7 steps. At the endof this time, the agent becomes either recovered or deceased according to a certain probability.</text:span></text:p>
        </text:list-item>
        <text:list-item>
          <text:p text:style-name="P14"><text:span text:style-name="T24">He can be deceased (</text:span><text:span text:style-name="T26">DeceasedAgent</text:span><text:span text:style-name="T27"> class</text:span><text:span text:style-name="T24">). It will be displayed for 3 steps and then be removed from the context and disappear from the grid.</text:span></text:p>
        </text:list-item>
        <text:list-item>
          <text:p text:style-name="P14"><text:span text:style-name="T24">He can be recovered (</text:span><text:span text:style-name="T26">RecoveredAgent</text:span><text:span text:style-name="T24"> class). Then, he can not any more be infected thanks to his antibodies.</text:span></text:p>
        </text:list-item>
      </text:list>
      <text:p text:style-name="P46"><text:span text:style-name="T22"/></text:p>
      <text:p text:style-name="P47"><text:span text:style-name="T22">When the next status of an agent is different from his current status, the following operations are done each time :</text:span></text:p>
      <text:p text:style-name="P47"><text:span text:style-name="T22">- remove the current agent from the context;</text:span></text:p>
      <text:p text:style-name="P47"><text:span text:style-name="T22">- create a new agent with the next status (corresponding class);</text:span></text:p>
      <text:p text:style-name="P47"><text:span text:style-name="T22">- set its location on the grid its new location.</text:span></text:p>
      <text:p text:style-name="P47"><text:span text:style-name="T22"/></text:p>
      <text:list xml:id="list22478822" text:continue-list="list22486340" text:style-name="Numbering_20_4">
        <text:list-item>
          <text:h text:style-name="Titre1_20_numéroté" text:outline-level="2">PARAMETERS</text:h>
        </text:list-item>
      </text:list>
      <text:p text:style-name="P4">I have defined several parameters to simulate different scenarios. The following table presents an overview of those parameters.</text:p>
      <text:p text:style-name="P4"/>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3">Name</text:p>
          </table:table-cell>
          <table:table-cell table:style-name="Tableau1.A1" office:value-type="string">
            <text:p text:style-name="P43">Description</text:p>
          </table:table-cell>
          <table:table-cell table:style-name="Tableau1.A1" office:value-type="string">
            <text:p text:style-name="P43">Possible values</text:p>
          </table:table-cell>
          <table:table-cell table:style-name="Tableau1.D1" office:value-type="string">
            <text:p text:style-name="P43">Default value</text:p>
          </table:table-cell>
        </table:table-row>
        <table:table-row>
          <table:table-cell table:style-name="Tableau1.A2" office:value-type="string">
            <text:p text:style-name="P41">Grid height</text:p>
          </table:table-cell>
          <table:table-cell table:style-name="Tableau1.A2" office:value-type="string">
            <text:p text:style-name="P41">Allows to set the height of the grid</text:p>
          </table:table-cell>
          <table:table-cell table:style-name="Tableau1.A2" office:value-type="string">
            <text:p text:style-name="P42">Integer</text:p>
          </table:table-cell>
          <table:table-cell table:style-name="Tableau1.D2" office:value-type="float" office:value="50">
            <text:p text:style-name="P42">50</text:p>
          </table:table-cell>
        </table:table-row>
        <table:table-row>
          <table:table-cell table:style-name="Tableau1.A2" office:value-type="string">
            <text:p text:style-name="P41">Grid width</text:p>
          </table:table-cell>
          <table:table-cell table:style-name="Tableau1.A2" office:value-type="string">
            <text:p text:style-name="P41">Allows to set the width of the grid</text:p>
          </table:table-cell>
          <table:table-cell table:style-name="Tableau1.A2" office:value-type="string">
            <text:p text:style-name="P42">Integer</text:p>
          </table:table-cell>
          <table:table-cell table:style-name="Tableau1.D2" office:value-type="float" office:value="50">
            <text:p text:style-name="P42">50</text:p>
          </table:table-cell>
        </table:table-row>
        <table:table-row table:style-name="Tableau1.4">
          <table:table-cell table:style-name="Tableau1.A2" office:value-type="string">
            <text:p text:style-name="P41">Movement scenario</text:p>
          </table:table-cell>
          <table:table-cell table:style-name="Tableau1.A2" office:value-type="string">
            <text:p text:style-name="P41">Selection of the movement scenario:</text:p>
            <text:p text:style-name="P41">- either random : agents move in a random way;</text:p>
            <text:p text:style-name="P41">- or attractive places : agents move towards attractive places</text:p>
          </table:table-cell>
          <table:table-cell table:style-name="Tableau1.A2" office:value-type="string">
            <text:p text:style-name="P42">Random scenario</text:p>
            <text:p text:style-name="P42">Attractive places</text:p>
          </table:table-cell>
          <table:table-cell table:style-name="Tableau1.D4" office:value-type="string">
            <text:p text:style-name="P42">Random scenario</text:p>
          </table:table-cell>
        </table:table-row>
        <table:table-row>
          <table:table-cell table:style-name="Tableau1.A2" office:value-type="string">
            <text:p text:style-name="P41">Number of infected agents</text:p>
          </table:table-cell>
          <table:table-cell table:style-name="Tableau1.A2" office:value-type="string">
            <text:p text:style-name="P41">Sets the number of infected agents at the initialization. The created agents are symptomatics.</text:p>
          </table:table-cell>
          <table:table-cell table:style-name="Tableau1.A2" office:value-type="string">
            <text:p text:style-name="P42">Integer</text:p>
          </table:table-cell>
          <table:table-cell table:style-name="Tableau1.D2" office:value-type="float" office:value="1">
            <text:p text:style-name="P42">1</text:p>
          </table:table-cell>
        </table:table-row>
        <table:table-row>
          <table:table-cell table:style-name="Tableau1.A2" office:value-type="string">
            <text:p text:style-name="P41">Number of susceptible agents</text:p>
          </table:table-cell>
          <table:table-cell table:style-name="Tableau1.A2" office:value-type="string">
            <text:p text:style-name="P41">Sets the number of susceptible agents at the initialization.</text:p>
          </table:table-cell>
          <table:table-cell table:style-name="Tableau1.A2" office:value-type="string">
            <text:p text:style-name="P42">Integer</text:p>
          </table:table-cell>
          <table:table-cell table:style-name="Tableau1.D2" office:value-type="float" office:value="400">
            <text:p text:style-name="P42">400</text:p>
          </table:table-cell>
        </table:table-row>
        <table:table-row>
          <table:table-cell table:style-name="Tableau1.A2" office:value-type="string">
            <text:p text:style-name="P41">Probability of being docile (wear the mask if mandatory)</text:p>
          </table:table-cell>
          <table:table-cell table:style-name="Tableau1.A2" office:value-type="string">
            <text:p text:style-name="P41">This probability is used at the creation of the population of agents. If the mask strategy is activated, the created agent will wear the mask depending on this probability.</text:p>
          </table:table-cell>
          <table:table-cell table:style-name="Tableau1.A2" office:value-type="string">
            <text:p text:style-name="P42">Float</text:p>
            <text:p text:style-name="P42">(between 0 and 1)</text:p>
          </table:table-cell>
          <table:table-cell table:style-name="Tableau1.D2" office:value-type="float" office:value="1">
            <text:p text:style-name="P42">1</text:p>
          </table:table-cell>
        </table:table-row>
        <table:table-row>
          <table:table-cell table:style-name="Tableau1.A2" office:value-type="string">
            <text:p text:style-name="P41">Probability of being elderly</text:p>
          </table:table-cell>
          <table:table-cell table:style-name="Tableau1.A2" office:value-type="string">
            <text:p text:style-name="P41">This probability is used at the creation of the population of agents. The age of the <text:soft-page-break/>agent will be calculated according to this probability (we consider elderly from 65 years).</text:p>
          </table:table-cell>
          <table:table-cell table:style-name="Tableau1.A2" office:value-type="string">
            <text:p text:style-name="P42">Float</text:p>
            <text:p text:style-name="P42">(between 0 and 1)</text:p>
          </table:table-cell>
          <table:table-cell table:style-name="Tableau1.D2" office:value-type="float" office:value="0.5">
            <text:p text:style-name="P42">0,5</text:p>
          </table:table-cell>
        </table:table-row>
        <table:table-row>
          <table:table-cell table:style-name="Tableau1.A2" office:value-type="string">
            <text:p text:style-name="P41">Probability of being healthy</text:p>
          </table:table-cell>
          <table:table-cell table:style-name="Tableau1.A2" office:value-type="string">
            <text:p text:style-name="P41">This probability is used at the creation of the population of agents. The created agent will be healthy depending on this probability; otherwise, he will have medical conditions that increase his risk of being infected with symptoms or of dying.</text:p>
          </table:table-cell>
          <table:table-cell table:style-name="Tableau1.A2" office:value-type="string">
            <text:p text:style-name="P42">Float</text:p>
            <text:p text:style-name="P42">(between 0 and 1)</text:p>
          </table:table-cell>
          <table:table-cell table:style-name="Tableau1.D2" office:value-type="float" office:value="0.7">
            <text:p text:style-name="P42">0,7</text:p>
          </table:table-cell>
        </table:table-row>
        <table:table-row>
          <table:table-cell table:style-name="Tableau1.A2" office:value-type="string">
            <text:p text:style-name="P41">Probability of infection</text:p>
          </table:table-cell>
          <table:table-cell table:style-name="Tableau1.A2" office:value-type="string">
            <text:p text:style-name="P41">This probability is the average probability that an infected agent with symptoms infects a susceptible agent.</text:p>
          </table:table-cell>
          <table:table-cell table:style-name="Tableau1.A2" office:value-type="string">
            <text:p text:style-name="P42">Float</text:p>
            <text:p text:style-name="P42">(between 0 and 1)</text:p>
          </table:table-cell>
          <table:table-cell table:style-name="Tableau1.D2" office:value-type="float" office:value="0.8">
            <text:p text:style-name="P42">0,8</text:p>
          </table:table-cell>
        </table:table-row>
        <table:table-row>
          <table:table-cell table:style-name="Tableau1.A2" office:value-type="string">
            <text:p text:style-name="P41">Probability of recovering</text:p>
          </table:table-cell>
          <table:table-cell table:style-name="Tableau1.A2" office:value-type="string">
            <text:p text:style-name="P41">This probability is the average probability that an infected agent with symptoms recovers.</text:p>
          </table:table-cell>
          <table:table-cell table:style-name="Tableau1.A2" office:value-type="string">
            <text:p text:style-name="P42">Float</text:p>
            <text:p text:style-name="P42">(between 0 and 1)</text:p>
          </table:table-cell>
          <table:table-cell table:style-name="Tableau1.D2" office:value-type="float" office:value="0.8">
            <text:p text:style-name="P42">0,8</text:p>
          </table:table-cell>
        </table:table-row>
        <table:table-row>
          <table:table-cell table:style-name="Tableau1.A2" office:value-type="string">
            <text:p text:style-name="P41">Strategy 1 for pandemic limitation</text:p>
          </table:table-cell>
          <table:table-cell table:style-name="Tableau1.A2" office:value-type="string">
            <text:p text:style-name="P41">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42">None</text:p>
            <text:p text:style-name="P42">Distanciation</text:p>
            <text:p text:style-name="P42">Face_mask</text:p>
            <text:p text:style-name="P42">Lockdown</text:p>
            <text:p text:style-name="P42">Curfew</text:p>
            <text:p text:style-name="P42">Isolation of infected people</text:p>
          </table:table-cell>
          <table:table-cell table:style-name="Tableau1.D4" office:value-type="string">
            <text:p text:style-name="P42">None</text:p>
          </table:table-cell>
        </table:table-row>
        <table:table-row>
          <table:table-cell table:style-name="Tableau1.A2" office:value-type="string">
            <text:p text:style-name="P41">Strategy 2 for pandemic limitation</text:p>
          </table:table-cell>
          <table:table-cell table:style-name="Tableau1.A2" office:value-type="string">
            <text:p text:style-name="P41">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42">None</text:p>
            <text:p text:style-name="P42">Distanciation</text:p>
            <text:p text:style-name="P42">Face_mask</text:p>
            <text:p text:style-name="P42">Lockdown</text:p>
            <text:p text:style-name="P42">Curfew</text:p>
            <text:p text:style-name="P42">Isolation of infected people</text:p>
          </table:table-cell>
          <table:table-cell table:style-name="Tableau1.D4" office:value-type="string">
            <text:p text:style-name="P42">None</text:p>
          </table:table-cell>
        </table:table-row>
        <table:table-row>
          <table:table-cell table:style-name="Tableau1.A2" office:value-type="string">
            <text:p text:style-name="P41">Strategy 3 for pandemic limitation</text:p>
          </table:table-cell>
          <table:table-cell table:style-name="Tableau1.A2" office:value-type="string">
            <text:p text:style-name="P41">This parameter allows to specify which strategy must be applied to limit the pandemic. The distanciation, the face mask, the lockdown, the curfew and the isolation of infected people can be activated.</text:p>
          </table:table-cell>
          <table:table-cell table:style-name="Tableau1.A2" office:value-type="string">
            <text:p text:style-name="P42">None</text:p>
            <text:p text:style-name="P42">Distanciation</text:p>
            <text:p text:style-name="P42">Face_mask</text:p>
            <text:p text:style-name="P42">Lockdown</text:p>
            <text:p text:style-name="P42">Curfew</text:p>
            <text:p text:style-name="P42">Isolation of infected people</text:p>
          </table:table-cell>
          <table:table-cell table:style-name="Tableau1.D4" office:value-type="string">
            <text:p text:style-name="P42">None</text:p>
          </table:table-cell>
        </table:table-row>
      </table:table>
      <text:list xml:id="list22483953" text:continue-list="list22478822" text:style-name="Numbering_20_4">
        <text:list-item text:start-value="1">
          <text:p text:style-name="Titre4_20_numéroté"><text:span text:style-name="T15">Movement scenario</text:span></text:p>
        </text:list-item>
      </text:list>
      <text:p text:style-name="P4">If the movement scenario choosen by the user is “Random_scenario”, then the agents moves randomly. At each step, they can move on a free cell of the neighbourhood. The neighbourhood is defined by the 8 cells around the cell where the agent is located.</text:p>
      <text:p text:style-name="P4">This number is reduced if the agent is located on the border of the grid. We assume that the grid is a real location and thus is “finite”. The agents can not go outside of the grid or jump from top to bottom for example.</text:p>
      <text:p text:style-name="P4"/>
      <text:p text:style-name="P4">If the movement scenario choosen by the user is “Attractive_places”, then when the agents are created, we assigned them a goal : either school or shopping center.</text:p>
      <text:p text:style-name="P4">In our “small world”, the school is located in the left-bottom corner and the shopping center is located in the right-top corner.</text:p>
      <text:p text:style-name="P4">At the initialization of the simulation, the susceptible agents are created with one of those 2 goals with an equivalent probability.</text:p>
      <text:p text:style-name="P4"><text:span text:style-name="T3"/></text:p>
      <text:p text:style-name="P4"><text:span text:style-name="T3">When a susceptible agent “becomes” infected, the infected agent that is created keeps the same goal as the susceptible agent, except if the isolation of infected people is activated.</text:span></text:p>
      <text:p text:style-name="P4"><text:soft-page-break/><text:span text:style-name="T3">All the recovered agents moves randomly.</text:span></text:p>
      <text:list xml:id="list22481022" text:continue-numbering="true" text:style-name="Numbering_20_4">
        <text:list-item>
          <text:p text:style-name="P50">Number of infected agents</text:p>
        </text:list-item>
      </text:list>
      <text:p text:style-name="P4">The user can specify the number of infected agents at the beginning of the simulation.</text:p>
      <text:p text:style-name="P4">During the initialization of the simulation, the created agents are infected with symptoms and located randomly.</text:p>
      <text:p text:style-name="P4"/>
      <text:list xml:id="list22490010" text:continue-numbering="true" text:style-name="Numbering_20_4">
        <text:list-item>
          <text:p text:style-name="P50">Number of susceptible agents</text:p>
        </text:list-item>
      </text:list>
      <text:p text:style-name="P4">The user can specify the number of susceptible agents at the beginning of the simulation.</text:p>
      <text:p text:style-name="P4">During the initialization of the simulation, the susceptible agents are located randomly.</text:p>
      <text:p text:style-name="P4"/>
      <text:list xml:id="list22464498" text:continue-numbering="true" text:style-name="Numbering_20_4">
        <text:list-item>
          <text:p text:style-name="P50">Probability of being docile</text:p>
        </text:list-item>
      </text:list>
      <text:p text:style-name="P4">This probability is useful if the strategy of the mask is activated.</text:p>
      <text:p text:style-name="P4">Then, when we create the agents at the initialization, we make them wear a mask according to this probability.</text:p>
      <text:p text:style-name="P4">If probability equals 1, then all the agents of the simulaton wear the mask.</text:p>
      <text:p text:style-name="P4">If this probability equals 0, then no agents wear the mask.</text:p>
      <text:p text:style-name="P4"/>
      <text:list xml:id="list22481428" text:continue-numbering="true" text:style-name="Numbering_20_4">
        <text:list-item>
          <text:p text:style-name="P50">Probability of being elderly</text:p>
        </text:list-item>
      </text:list>
      <text:p text:style-name="P44">This probability allows to specify if the population is rather young or old. </text:p>
      <text:p text:style-name="P44">At the initialization of the simulation, the agents are created and given an age. This age is computed according to this probability.</text:p>
      <text:p text:style-name="P44">We consider as ederly people who older than 65 years. Elderly people are more likely to declare the Covid in a serious way. </text:p>
      <text:p text:style-name="P44"/>
      <text:list xml:id="list22463900" text:continue-numbering="true" text:style-name="Numbering_20_4">
        <text:list-item>
          <text:p text:style-name="P50">Probability of being healthy</text:p>
        </text:list-item>
      </text:list>
      <text:p text:style-name="P44">This probability allows to specify if the agents have medical conditions that increase the risk to have the Covid with symptoms and to die.</text:p>
      <text:p text:style-name="P44">At the initialization of the simulation, the agents are created and we specify if they are healthy according to this probability.</text:p>
      <text:p text:style-name="P44"/>
      <text:list xml:id="list22476522" text:continue-numbering="true" text:style-name="Numbering_20_4">
        <text:list-item>
          <text:p text:style-name="P50">Probability of infection</text:p>
        </text:list-item>
      </text:list>
      <text:p text:style-name="P44">We assume this probability to correspond to the average probability of infecting somebody in the neighbourhood when we are an infected agent with symptoms.</text:p>
      <text:p text:style-name="P44">Thus, this probability must be refined depending on the type of neighbourhood. For example, for agent without symptoms, this probability must be decreased. See “Contamination” paragraph.</text:p>
      <text:p text:style-name="P44"/>
      <text:list xml:id="list22493764" text:continue-numbering="true" text:style-name="Numbering_20_4">
        <text:list-item>
          <text:p text:style-name="P50">Probability of recovering</text:p>
        </text:list-item>
      </text:list>
      <text:p text:style-name="P44">This probability is used to decide if an infected agent should recover or die.</text:p>
      <text:p text:style-name="P44">We assume that only people infected with symptoms can die.</text:p>
      <text:p text:style-name="P44">Thus, for infected agents without symptoms, this probability is not used (all the agents recover).</text:p>
      <text:p text:style-name="P44">Infected agents with symptoms will recover according to this probability.</text:p>
      <text:p text:style-name="P44"/>
      <text:list xml:id="list22487450" text:continue-numbering="true" text:style-name="Numbering_20_4">
        <text:list-item>
          <text:p text:style-name="P50">Limitation strategies</text:p>
        </text:list-item>
      </text:list>
      <text:p text:style-name="P9">The user can choose to apply 0, 1, 2 or 3 strategies of limitation. By default none strategy is used (the 3 parameters are set to None).</text:p>
      <text:p text:style-name="P9"/>
      <text:list xml:id="list22475228" text:continue-numbering="true" text:style-name="Numbering_20_4">
        <text:list-item>
          <text:list>
            <text:list-header>
              <text:h text:style-name="P58" text:outline-level="5"><text:soft-page-break/>1) <text:span text:style-name="T8">Distanciation</text:span></text:h>
            </text:list-header>
          </text:list>
        </text:list-item>
      </text:list>
      <text:p text:style-name="P9"/>
      <text:p text:style-name="P27">If this strategy is choosen, then the agents give priority to cells that have the fewest neighbours when they have to choose their next position.</text:p>
      <text:p text:style-name="P28"/>
      <text:h text:style-name="P57" text:outline-level="5">2) <text:span text:style-name="T8">Face mask</text:span></text:h>
      <text:p text:style-name="P30"/>
      <text:p text:style-name="P29">When the agents are created, we specify if they wear a mask according to the probability of being docile. If they wear a mask, then the computation of the real probability of infection is decreased.</text:p>
      <text:p text:style-name="P29"/>
      <text:p text:style-name="P31">If an infected agent wears a mask and is in the neighbourhood of a susceptible agent, then the probability of being infected for the susceptible agent is multiplied by a factor less than 1, fixed at 0.3.</text:p>
      <text:p text:style-name="P32"/>
      <text:p text:style-name="P32">If a susceptible agent wears a mask, then the probability of being infected by a neighbour is also multiplied by a factor less than 1, fixed at 0.3. This way, the probability is decreased.</text:p>
      <text:p text:style-name="P9"/>
      <text:h text:style-name="P61" text:outline-level="5"><text:tab/>3<text:span text:style-name="T11">) </text:span><text:span text:style-name="T10">Lockdown</text:span></text:h>
      <text:p text:style-name="P33">If this strategy is choosen, then we simulate a permanent lockdown. To simplify, the agents are created, located randomly on the grid and are “frozen” : they don't change their position during the simulation. This way, only the neighbours of the initial step can infect a susceptible agent. It can be seen as the contamination between family members that live together.</text:p>
      <text:p text:style-name="P34"/>
      <text:h text:style-name="P59" text:outline-level="5"><text:span text:style-name="T28">4) </text:span><text:span text:style-name="T9">Curfew</text:span></text:h>
      <text:p text:style-name="P48">If this strategy is activated, then we simulate a curfew. To simplify, agents are frozen for 8 steps every 16 steps. This has been fixed in the source code to avoid additional parameters.</text:p>
      <text:p text:style-name="P44"/>
      <text:h text:style-name="P59" text:outline-level="5"><text:span text:style-name="T28">5) </text:span><text:span text:style-name="T9">Isolation of infected people</text:span></text:h>
      <text:p text:style-name="P45">As soon as an agent becomes infected, his goal is set to “hospital”. Thus, he will move towards the hospital during the time of his infection. The hospital has been located at the center of the grid.</text:p>
      <text:p text:style-name="P46"/>
      <text:list xml:id="list22470393" text:continue-numbering="true" text:style-name="Numbering_20_4">
        <text:list-item>
          <text:h text:style-name="Titre1_20_numéroté" text:outline-level="2">AGENTS MOVEMENTS</text:h>
        </text:list-item>
      </text:list>
      <text:p text:style-name="P37">Depending on their goal, the agents will move either randomly or towards a specific point. An agent can move on the cells of its direct neighbourhood if they are free (we do not authorize 2 agents to be on the same cell for better visualization purpose).</text:p>
      <text:p text:style-name="P37">If the agent is on the border of the grid, then the number of possible cells will be reduced : indeed, the agents can not go outside the grid, and they don't “jump” from the right to the left of the grid for example.</text:p>
      <text:p text:style-name="P37">As explained previously, the “random” or “towards” movement is decided according to the goal of the agent. Some strategies can also influence the choice of one cell among free cells of neighbourhood (distanciation for example).</text:p>
      <text:list xml:id="list22473709" text:continue-numbering="true" text:style-name="Numbering_20_4">
        <text:list-item>
          <text:h text:style-name="Titre1_20_numéroté" text:outline-level="2">CONTAMINATION</text:h>
          <text:list>
            <text:list-header>
              <text:h text:style-name="Titre1_20_numéroté" text:outline-level="2"><text:span text:style-name="T14">I. Probability of being infected depending on the neighbourhood</text:span></text:h>
            </text:list-header>
          </text:list>
        </text:list-item>
      </text:list>
      <text:p text:style-name="P4">I choose to impact an agent depending on his neighbourhood. 2 agents can not be on the same cell. This allows to have a better visualization when the pandemic spreads.</text:p>
      <text:p text:style-name="P4"><text:soft-page-break/>Thus, a susceptible agent can be infected, if there is one or more infected agents in his neighbourhood. On the figure 2, the neighbourhood is represented by the light blue cells. The susceptible agent is the blue circle; it has 2 infected agents in its neighbourhood : 1 has symptoms (the red circle), 1 is asymptomatic (the orange circle).</text:p>
      <text:p text:style-name="P5"/>
      <text:p text:style-name="P10"><draw:g text:anchor-type="paragraph" draw:z-index="0" draw:style-name="gr1"><draw:rect draw:style-name="gr2" draw:text-style-name="P62" svg:width="0.6cm" svg:height="0.6cm" svg:x="8.601cm" svg:y="0cm"><text:p/></draw:rect><draw:rect draw:style-name="gr3" draw:text-style-name="P62" svg:width="0.6cm" svg:height="0.6cm" svg:x="8.001cm" svg:y="0cm"><text:p/></draw:rect><draw:rect draw:style-name="gr4" draw:text-style-name="P62" svg:width="0.6cm" svg:height="0.6cm" svg:x="9.2cm" svg:y="0cm"><text:p/></draw:rect><draw:rect draw:style-name="gr5" draw:text-style-name="P62" svg:width="0.6cm" svg:height="0.6cm" svg:x="8.001cm" svg:y="0.6cm"><text:p/></draw:rect><draw:rect draw:style-name="gr6" draw:text-style-name="P62" svg:width="0.6cm" svg:height="0.6cm" svg:x="8.001cm" svg:y="1.199cm"><text:p/></draw:rect><draw:rect draw:style-name="gr7" draw:text-style-name="P62" svg:width="0.6cm" svg:height="0.6cm" svg:x="9.2cm" svg:y="0.6cm"><text:p/></draw:rect><draw:rect draw:style-name="gr8" draw:text-style-name="P62" svg:width="0.6cm" svg:height="0.6cm" svg:x="8.601cm" svg:y="1.199cm"><text:p/></draw:rect><draw:rect draw:style-name="gr9" draw:text-style-name="P62" svg:width="0.6cm" svg:height="0.6cm" svg:x="9.2cm" svg:y="1.199cm"><text:p/></draw:rect><draw:circle draw:style-name="gr10" draw:text-style-name="P62" svg:width="0.401cm" svg:height="0.401cm" svg:x="8.7cm" svg:y="0.699cm"><text:p/></draw:circle><draw:circle draw:style-name="gr11" draw:text-style-name="P62" svg:width="0.401cm" svg:height="0.401cm" svg:x="8.1cm" svg:y="0.099cm"><text:p/></draw:circle><draw:circle draw:style-name="gr12" draw:text-style-name="P62" svg:width="0.401cm" svg:height="0.399cm" svg:x="8.7cm" svg:y="1.3cm"><text:p/></draw:circle></draw:g><text:span text:style-name="T8">Figure 2</text:span> : neighbourhood of an agent</text:p>
      <text:p text:style-name="P5"/>
      <text:p text:style-name="P4">Of course, several parameters need to be taken into account to compute more precisely the probability of being infected.</text:p>
      <text:p text:style-name="P4"/>
      <text:p text:style-name="P4">The probInf parameter corresponds to the mean probability for one infected agent to infect a susceptible agent without mask.</text:p>
      <text:p text:style-name="P4"/>
      <text:p text:style-name="P4">But it must be weighted by the following parameters :</text:p>
      <text:list xml:id="list7908212218389990886" text:style-name="L1">
        <text:list-item>
          <text:p text:style-name="P6">the type of infected agents : an agent with symptoms is more likely to infect the susceptible agent ;</text:p>
        </text:list-item>
        <text:list-item>
          <text:p text:style-name="P6">does an infected agent in the neighbourhood wear the mask ? If yes, the probability must decrease ;</text:p>
        </text:list-item>
        <text:list-item>
          <text:p text:style-name="P6">how many infected agents are in the neighbourhood ?</text:p>
        </text:list-item>
        <text:list-item>
          <text:p text:style-name="P6">does the susceptible agent wear a mask ? If yes, it must decrease the probability of being infected.</text:p>
        </text:list-item>
      </text:list>
      <text:p text:style-name="P4"/>
      <text:p text:style-name="P4">Here is the choices I have done to compute the most realistic probability:</text:p>
      <text:list xml:id="list2936573844988258555" text:style-name="L2">
        <text:list-item>
          <text:p text:style-name="P7">contamination probability of one infected agent WITH symptoms = probInf * 1.1</text:p>
        </text:list-item>
        <text:list-item>
          <text:p text:style-name="P7">contamination probability of one infected agent WITHOUT symptoms = probInf * 0.9</text:p>
        </text:list-item>
        <text:list-item>
          <text:p text:style-name="P7">if an infected agent wears a mask, then the contamination probability is multiplied by 0.3.</text:p>
        </text:list-item>
        <text:list-item>
          <text:p text:style-name="P7">if there are several neighbors, I compute the average of all their probability.</text:p>
        </text:list-item>
        <text:list-item>
          <text:p text:style-name="P7">the probability must also increase depending on the number of neighbors. The more there are neighbors, the more the susceptible agent can be infected. Thus, I multiply the probability average by (1 + (N-1))*0.05.</text:p>
          <text:list>
            <text:list-item>
              <text:p text:style-name="P7">For a neighbourhood with 1 agent, the probability is not changed (factor = 1).</text:p>
            </text:list-item>
            <text:list-item>
              <text:p text:style-name="P7">For a neighbourhood with 2 agents, the probability is multiplied by 1.05.</text:p>
            </text:list-item>
            <text:list-item>
              <text:p text:style-name="P7">For a neighbourhood with 2 agents, the probability is multiplied by 1.1.</text:p>
            </text:list-item>
            <text:list-item>
              <text:p text:style-name="P7">For a neighbourhood with 3 agents, the probability is multiplied by 1.15.</text:p>
            </text:list-item>
          </text:list>
        </text:list-item>
      </text:list>
      <text:p text:style-name="P4"/>
      <text:p text:style-name="P4">I could have add the possibility to set all those factors by the user, but it would have complexified the userinterface with too much parameters ! Thus, I decided to fix them in the source code.</text:p>
      <text:p text:style-name="P4"/>
      <text:p text:style-name="P4">The figure 3 corresponds to the chart representing this flow.</text:p>
      <text:p text:style-name="P4"/>
      <text:p text:style-name="P4">In addition, if the susceptible agent wears a mask, then the global contamination probability is multiplied by 0.3.</text:p>
      <text:p text:style-name="P25"><draw:g text:anchor-type="paragraph" draw:z-index="1" draw:style-name="gr1"><draw:ellipse draw:style-name="gr13" draw:text-style-name="P64" xml:id="id7" draw:id="id7" svg:width="3.402cm" svg:height="1.691cm" svg:x="7.051cm" svg:y="6.68cm"><text:p text:style-name="P63"><text:span text:style-name="T30">INFECTED AGENT</text:span></text:p><text:p text:style-name="P63"><text:span text:style-name="T31">ownproba</text:span><text:span text:style-name="T32"> = </text:span><text:span text:style-name="T31">probInf</text:span></text:p></draw:ellipse><draw:custom-shape draw:style-name="gr14" draw:text-style-name="P65" xml:id="id1" draw:id="id1" svg:width="4.1cm" svg:height="2.079cm" svg:x="6.701cm" svg:y="9.301cm"><text:p text:style-name="P65"><text:span text:style-name="T33">IF</text:span></text:p><text:p text:style-name="P65"><text:span text:style-name="T32">infected</text:span></text:p><text:p text:style-name="P65"><text:span text:style-name="T34">WITH</text:span></text:p><text:p text:style-name="P65"><text:span text:style-name="T34">SYMPTOM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ellipse draw:style-name="gr15" draw:text-style-name="P65" xml:id="id2" draw:id="id2" svg:width="3.001cm" svg:height="1.389cm" svg:x="9.8cm" svg:y="13.18cm"><text:p text:style-name="P63"><text:span text:style-name="T31">ownproba</text:span></text:p><text:p text:style-name="P63"><text:span text:style-name="T32">=</text:span></text:p><text:p text:style-name="P63"><text:span text:style-name="T31">ownproba</text:span><text:span text:style-name="T32"> * 1.1</text:span></text:p></draw:ellipse><draw:ellipse draw:style-name="gr16" draw:text-style-name="P65" xml:id="id3" draw:id="id3" svg:width="2.999cm" svg:height="1.359cm" svg:x="4.902cm" svg:y="13.18cm"><text:p text:style-name="P63"><text:span text:style-name="T31">ownproba</text:span></text:p><text:p text:style-name="P63"><text:span text:style-name="T32">=</text:span></text:p><text:p text:style-name="P63"><text:span text:style-name="T31">ownproba</text:span><text:span text:style-name="T32"> * 0.9</text:span></text:p></draw:ellipse><draw:custom-shape draw:style-name="gr17" draw:text-style-name="P65" xml:id="id4" draw:id="id4" svg:width="2.1cm" svg:height="2.206cm" svg:x="7.802cm" svg:y="15.979cm"><text:p text:style-name="P65"><text:span text:style-name="T33">IF</text:span></text:p><text:p text:style-name="P65"><text:span text:style-name="T32">wears</text:span></text:p><text:p text:style-name="P65"><text:span text:style-name="T34">MASK</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ellipse draw:style-name="gr18" draw:text-style-name="P65" xml:id="id5" draw:id="id5" svg:width="3.102cm" svg:height="1.401cm" svg:x="7.301cm" svg:y="20.179cm"><text:p text:style-name="P63"><text:span text:style-name="T31">ownproba</text:span></text:p><text:p text:style-name="P63"><text:span text:style-name="T32">=</text:span></text:p><text:p text:style-name="P63"><text:span text:style-name="T31">ownproba</text:span><text:span text:style-name="T32"> * 0.3</text:span></text:p></draw:ellipse><draw:connector draw:style-name="gr19" draw:text-style-name="P62" svg:x1="8.751cm" svg:y1="11.379cm" svg:x2="11.299cm" svg:y2="13.18cm" draw:start-shape="id1" draw:start-glue-point="6" draw:end-shape="id2" draw:end-glue-point="0" svg:d="M8751 11379v901h2548v900"><text:p/></draw:connector><draw:connector draw:style-name="gr20" draw:text-style-name="P62" svg:x1="8.751cm" svg:y1="11.379cm" svg:x2="6.401cm" svg:y2="13.18cm" draw:start-shape="id1" draw:start-glue-point="6" draw:end-shape="id3" draw:end-glue-point="0" svg:d="M8751 11379v901h-2350v900"><text:p/></draw:connector><draw:connector draw:style-name="gr21" draw:text-style-name="P62" svg:x1="11.299cm" svg:y1="14.568cm" svg:x2="8.851cm" svg:y2="15.979cm" draw:start-shape="id2" draw:start-glue-point="2" draw:end-shape="id4" draw:end-glue-point="4" svg:d="M11299 14568v706h-2448v705"><text:p/></draw:connector><draw:connector draw:style-name="gr22" draw:text-style-name="P62" svg:x1="6.401cm" svg:y1="14.538cm" svg:x2="8.851cm" svg:y2="15.979cm" draw:start-shape="id3" draw:start-glue-point="2" draw:end-shape="id4" draw:end-glue-point="4" svg:d="M6401 14538v721h2450v720"><text:p/></draw:connector><draw:connector draw:style-name="gr23" draw:text-style-name="P62" svg:x1="8.851cm" svg:y1="18.184cm" svg:x2="8.851cm" svg:y2="20.179cm" draw:start-shape="id4" draw:start-glue-point="6" draw:end-shape="id5" draw:end-glue-point="0" svg:d="M8851 18184v1995"><text:p/></draw:connector><draw:connector draw:style-name="gr24" draw:text-style-name="P62" draw:line-skew="0.25cm -7.15cm" svg:x1="8.851cm" svg:y1="18.184cm" svg:x2="8.751cm" svg:y2="0.679cm" draw:start-shape="id4" draw:start-glue-point="6" draw:end-shape="id6" draw:end-glue-point="4" svg:d="M8851 18184v753h-5348v-18759h5248v501"><text:p/></draw:connector><draw:connector draw:style-name="gr25" draw:text-style-name="P62" svg:x1="8.751cm" svg:y1="8.37cm" svg:x2="8.751cm" svg:y2="9.301cm" draw:start-shape="id7" draw:start-glue-point="2" draw:end-shape="id1" draw:end-glue-point="4" svg:d="M8751 8370v931"><text:p/></draw:connector><draw:custom-shape draw:style-name="gr26" draw:text-style-name="P66" xml:id="id6" draw:id="id6" svg:width="2.802cm" svg:height="1.832cm" svg:x="7.35cm" svg:y="0.679cm"><text:p text:style-name="P66"><text:span text:style-name="T35">FOR EACH</text:span></text:p><text:p text:style-name="P66"><text:span text:style-name="T34">NEIGHBO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7" draw:text-style-name="P65" xml:id="id8" draw:id="id8" svg:width="2.901cm" svg:height="1.728cm" svg:x="7.301cm" svg:y="3.752cm"><text:p text:style-name="P65"><text:span text:style-name="T33">IF</text:span></text:p><text:p text:style-name="P65"><text:span text:style-name="T30">INFECTED</text:span></text:p><text:p text:style-name="P65"><text:span text:style-name="T30">AGEN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28" draw:text-style-name="P67" svg:x1="8.751cm" svg:y1="2.51cm" svg:x2="8.751cm" svg:y2="3.752cm" draw:start-shape="id6" draw:start-glue-point="6" draw:end-shape="id8" draw:end-glue-point="4" svg:d="M8751 2510v1242"><text:p/></draw:connector><draw:connector draw:style-name="gr29" draw:text-style-name="P62" svg:x1="8.751cm" svg:y1="5.478cm" svg:x2="8.751cm" svg:y2="6.679cm" draw:start-shape="id8" draw:start-glue-point="6" draw:end-shape="id7" draw:end-glue-point="0" svg:d="M8751 5478v1201"><text:p/></draw:connector><draw:connector draw:style-name="gr30" draw:text-style-name="P62" svg:x1="7.301cm" svg:y1="4.615cm" svg:x2="7.35cm" svg:y2="1.594cm" draw:start-shape="id8" draw:start-glue-point="5" draw:end-shape="id6" draw:end-glue-point="5" svg:d="M7301 4615h-501v-3021h550"><text:p/></draw:connector><draw:ellipse draw:style-name="gr31" draw:text-style-name="P65" xml:id="id9" draw:id="id9" svg:width="6.301cm" svg:height="2.066cm" svg:x="11.601cm" svg:y="21.779cm"><text:p text:style-name="P63"><text:span text:style-name="T30">Global proba</text:span></text:p><text:p text:style-name="P63"><text:span text:style-name="T32">=</text:span></text:p><text:p text:style-name="P63"><text:span text:style-name="T36"/></text:p><text:p text:style-name="P63"><text:span text:style-name="T36"/></text:p></draw:ellipse><draw:connector draw:style-name="gr32" draw:text-style-name="P62" svg:x1="10.151cm" svg:y1="1.594cm" svg:x2="14.751cm" svg:y2="21.778cm" draw:start-shape="id6" draw:start-glue-point="7" draw:end-shape="id9" draw:end-glue-point="0" svg:d="M10151 1594h4600v20184"><text:p/></draw:connector><draw:connector draw:style-name="gr33" draw:text-style-name="P62" draw:line-skew="0cm -3.296cm 0.034cm" svg:x1="8.851cm" svg:y1="21.579cm" svg:x2="8.751cm" svg:y2="0.679cm" draw:start-shape="id5" draw:start-glue-point="2" draw:end-shape="id6" draw:end-glue-point="4" svg:d="M8851 21579v501h-5348v-21868h5248v467"><text:p/></draw:connector><draw:frame draw:style-name="gr34" draw:text-style-name="P69" svg:width="1.2cm" svg:height="0.586cm" svg:x="8.601cm" svg:y="2.655cm"><draw:text-box><text:p text:style-name="P68"><text:span text:style-name="T37">YES</text:span></text:p></draw:text-box></draw:frame><draw:frame draw:style-name="gr35" draw:text-style-name="P69" svg:width="2.2cm" svg:height="1.287cm" svg:x="10.402cm" svg:y="1.093cm"><draw:text-box><text:p text:style-name="P68"><text:span text:style-name="T37">NO MORE</text:span></text:p></draw:text-box></draw:frame><draw:frame draw:style-name="gr36" draw:text-style-name="P69" svg:width="1.2cm" svg:height="0.586cm" svg:x="8.601cm" svg:y="5.655cm"><draw:text-box><text:p text:style-name="P68"><text:span text:style-name="T37">YES</text:span></text:p></draw:text-box></draw:frame><draw:frame draw:style-name="gr37" draw:text-style-name="P70" svg:width="1.202cm" svg:height="0.625cm" svg:x="6.301cm" svg:y="5.066cm"><draw:text-box><text:p text:style-name="P68"><text:span text:style-name="T34">NO</text:span></text:p></draw:text-box></draw:frame><draw:frame draw:style-name="gr38" draw:text-style-name="P69" svg:width="1.202cm" svg:height="0.586cm" svg:x="9.8cm" svg:y="11.744cm"><draw:text-box><text:p text:style-name="P68"><text:span text:style-name="T37">YES</text:span></text:p></draw:text-box></draw:frame><draw:frame draw:style-name="gr39" draw:text-style-name="P69" svg:width="1.202cm" svg:height="0.586cm" svg:x="6.901cm" svg:y="11.779cm"><draw:text-box><text:p text:style-name="P68"><text:span text:style-name="T37">NO</text:span></text:p></draw:text-box></draw:frame><draw:frame draw:style-name="gr40" draw:text-style-name="P69" svg:width="1.2cm" svg:height="0.583cm" svg:x="8.702cm" svg:y="19.198cm"><draw:text-box><text:p text:style-name="P68"><text:span text:style-name="T37">YES</text:span></text:p></draw:text-box></draw:frame><draw:frame draw:style-name="gr41" draw:text-style-name="P69" svg:width="1.2cm" svg:height="0.583cm" svg:x="7.701cm" svg:y="18.48cm"><draw:text-box><text:p text:style-name="P68"><text:span text:style-name="T37">NO</text:span></text:p></draw:text-box></draw:frame><draw:g draw:style-name="gr42"><draw:frame draw:style-name="gr43" draw:text-style-name="P71" svg:width="3.368cm" svg:height="0.752cm" svg:x="14.879cm" svg:y="22.488cm"><draw:text-box><text:p text:style-name="P68"><text:span text:style-name="T38">∑</text:span><text:span text:style-name="T39">ownproba</text:span></text:p></draw:text-box></draw:frame><draw:frame draw:style-name="gr44" draw:text-style-name="P72" svg:width="1.788cm" svg:height="0.659cm" svg:x="15.602cm" svg:y="23.123cm"><draw:text-box><text:p text:style-name="P68"><text:span text:style-name="T31">N</text:span></text:p></draw:text-box></draw:frame><draw:line draw:style-name="gr45" draw:text-style-name="P62" svg:x1="15.101cm" svg:y1="23.179cm" svg:x2="16.901cm" svg:y2="23.179cm"><text:p/></draw:line><draw:frame draw:style-name="gr46" draw:text-style-name="P73" svg:width="3.262cm" svg:height="0.973cm" svg:x="12.145cm" svg:y="22.742cm"><draw:text-box><text:p text:style-name="P68"><text:span text:style-name="T32">( 1 + 0.05 (</text:span><text:span text:style-name="T31">N</text:span><text:span text:style-name="T32">-1) )</text:span></text:p></draw:text-box></draw:frame></draw:g><draw:frame draw:style-name="gr47" draw:text-style-name="P75" svg:width="10.701cm" svg:height="2.274cm" svg:x="0.002cm" svg:y="22.916cm"><draw:text-box><text:p text:style-name="P74"><text:span text:style-name="T40"><text:s text:c="5"/></text:span><text:span text:style-name="T41">ownproba</text:span><text:span text:style-name="T40"><text:tab/></text:span><text:span text:style-name="T42">probability of the current neighbor</text:span></text:p><text:p text:style-name="P74"><text:span text:style-name="T41">Global proba</text:span><text:span text:style-name="T40"><text:tab/></text:span><text:span text:style-name="T42">probability of being infected for this neighborhood</text:span></text:p><text:p text:style-name="P74"><text:span text:style-name="T40"><text:s text:c="18"/></text:span><text:span text:style-name="T41">N</text:span><text:span text:style-name="T40"><text:tab/></text:span><text:span text:style-name="T40">n</text:span><text:span text:style-name="T42">umber of neighbors</text:span></text:p></draw:text-box></draw:frame></draw:g></text:p>
      <text:p text:style-name="P10"><text:span text:style-name="T8">Figure 3</text:span> : flow chart of contamination probability by negihbourhood</text:p>
      <text:p text:style-name="P26"><text:span text:style-name="T19">When the probability linked to the neighbourhood has been computed, the susceptible agent can be infected with or without symptoms according to a specific probability.</text:span></text:p>
      <text:p text:style-name="P4"/>
      <text:p text:style-name="P4">This probability to be infected with symptoms must be increased for elderly and people with specific medical conditions.</text:p>
      <text:p text:style-name="P4">Thus, I multiply the base probability of being infected with symptoms by:</text:p>
      <text:list xml:id="list6307903565430621640" text:style-name="L3">
        <text:list-item>
          <text:p text:style-name="P8">1.2 for elderly people from 66 to 74 years old;</text:p>
        </text:list-item>
        <text:list-item>
          <text:p text:style-name="P8">1.4 for elderly older than 75 years.</text:p>
        </text:list-item>
      </text:list>
      <text:p text:style-name="P4">Then, if the agent is at increased risk, I multiply by a factor of 1.2.</text:p>
      <text:p text:style-name="P4"/>
      <text:p text:style-name="P4">Again, those factors are fixed in the source code because a lot of parameters are already handled by the user.</text:p>
      <text:list xml:id="list7804860019912365694" text:style-name="L7">
        <text:list-header>
          <text:p text:style-name="P52"><text:span text:style-name="T5">II. Probability of recovering</text:span></text:p>
        </text:list-header>
      </text:list>
      <text:p text:style-name="P4"><text:span text:style-name="T3">The probability of recovering entered in the parameters is an average for agents infected with symptoms.</text:span></text:p>
      <text:p text:style-name="P4"><text:span text:style-name="T3"/></text:p>
      <text:p text:style-name="P4"><text:span text:style-name="T3">If the agent is elderly or has increased risk due to medical conditions, the probability of recovering must be increased.</text:span></text:p>
      <text:p text:style-name="P4"><text:span text:style-name="T3">I have multiplied the probability of recovering probRec by </text:span></text:p>
      <text:p text:style-name="P4"><text:span text:style-name="T3"/></text:p>
      <text:p text:style-name="P4">Thus, I multiply the base probability of recovering by:</text:p>
      <text:list xml:id="list22494834" text:continue-list="list6307903565430621640" text:style-name="L3">
        <text:list-item>
          <text:p text:style-name="P8">0.8 for elderly people from 66 to 74 years old;</text:p>
        </text:list-item>
        <text:list-item>
          <text:p text:style-name="P8">0.7 for elderly older than 75 years.</text:p>
        </text:list-item>
      </text:list>
      <text:p text:style-name="P4"><text:span text:style-name="T3">Then, if the agent is at increased risk, I multiply by a factor of 0.8.</text:span></text:p>
      <text:p text:style-name="P4"><text:span text:style-name="T3"/></text:p>
      <text:p text:style-name="P4"><text:span text:style-name="T3">Once again, those factors are fixed in the source code because there are already a lot of parameters to handle by the user.</text:span></text:p>
      <text:p text:style-name="P4"><text:span text:style-name="T3"/></text:p>
      <text:p text:style-name="P4"><text:span text:style-name="T3">For agents infected without symptoms, the probability of recovering must be 1.</text:span></text:p>
      <text:p text:style-name="P23"/>
      <text:list xml:id="list22493281" text:continue-list="list22473709" text:style-name="Numbering_20_4">
        <text:list-item>
          <text:h text:style-name="P55" text:outline-level="2">DISPLAYS</text:h>
        </text:list-item>
      </text:list>
      <text:p text:style-name="P11">Several displays are proposed to the user :</text:p>
      <text:list xml:id="list393909415873556507" text:style-name="L8">
        <text:list-item>
          <text:p text:style-name="P15">Display 2D : a display in 2 dimensions that has been defined in the user graphical interface.</text:p>
        </text:list-item>
      </text:list>
      <text:p text:style-name="P11"/>
      <text:p text:style-name="P11"><draw:frame draw:style-name="fr1" draw:name="images1" text:anchor-type="paragraph" svg:width="8.999cm" svg:height="9.47cm" draw:z-index="3"><draw:image xlink:href="Pictures/200000070000352B0000382562B18551.svm" xlink:type="simple" xlink:show="embed" xlink:actuate="onLoad"/></draw:frame></text:p>
      <text:p text:style-name="P11"><text:soft-page-break/></text:p>
      <text:list xml:id="list5190243827085670082" text:style-name="L9">
        <text:list-item>
          <text:p text:style-name="P16">Display 3D : a display in 3 dimensions that has been defined in the user graphical interface.</text:p>
        </text:list-item>
      </text:list>
      <text:p text:style-name="P11"/>
      <text:p text:style-name="P11"><draw:frame draw:style-name="fr2" draw:name="images2" text:anchor-type="paragraph" svg:width="8.999cm" svg:height="6.1cm" draw:z-index="4"><draw:image xlink:href="Pictures/2000000700005399000038A4591BA640.svm" xlink:type="simple" xlink:show="embed" xlink:actuate="onLoad"/></draw:frame></text:p>
      <text:p text:style-name="P11"/>
      <text:list xml:id="list143623805041754418" text:style-name="L10">
        <text:list-item>
          <text:p text:style-name="P17">Display 2D with style : it uses the class DynamicAgentStyle to handle the style of the agents.</text:p>
          <text:p text:style-name="P17"/>
        </text:list-item>
      </text:list>
      <text:p text:style-name="P11"><draw:frame draw:style-name="fr1" draw:name="images3" text:anchor-type="paragraph" svg:width="8.999cm" svg:height="9.89cm" draw:z-index="5"><draw:image xlink:href="Pictures/200000070000335A0000387A05F40D99.svm"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7444072304675010700" text:style-name="L11">
        <text:list-item>
          <text:p text:style-name="P18"><text:soft-page-break/>Display emoticons : some icons are used instead of basic circles but it was much more for the fun. Indeed, this display is not really relevant as the icons are so small that it does not allow to see correctly the kind of emoticon used for a specific agent.</text:p>
        </text:list-item>
      </text:list>
      <text:p text:style-name="P11"/>
      <text:p text:style-name="P24"><draw:frame draw:style-name="fr3" draw:name="images4" text:anchor-type="paragraph" svg:width="7.001cm" svg:height="5.159cm" draw:z-index="6"><draw:image xlink:href="Pictures/200000070000527000003F967CF52C68.svm" xlink:type="simple" xlink:show="embed" xlink:actuate="onLoad"/></draw:frame></text:p>
      <text:list xml:id="list22486569" text:continue-list="list22493281" text:style-name="Numbering_20_4">
        <text:list-item>
          <text:h text:style-name="P54" text:outline-level="2"><text:span text:style-name="T6">CHARTS</text:span></text:h>
        </text:list-item>
      </text:list>
      <text:p text:style-name="P11">Several charts of “time-series” type have been created:</text:p>
      <text:list xml:id="list6946573965797180652" text:style-name="L12">
        <text:list-item>
          <text:p text:style-name="P19">total number of deaths during the simulation: it increases during the simulation and stabilizes when there is no more infected agents.</text:p>
          <text:p text:style-name="P19"/>
        </text:list-item>
      </text:list>
      <text:p text:style-name="P11"><draw:frame draw:style-name="fr4" draw:name="images5" text:anchor-type="paragraph" svg:width="9.999cm" svg:height="6.95cm" draw:z-index="7"><draw:image xlink:href="Pictures/200000070000521C00003C1DA1B05DC8.svm" xlink:type="simple" xlink:show="embed" xlink:actuate="onLoad"/></draw:frame></text:p>
      <text:list xml:id="list22494105" text:continue-numbering="true" text:style-name="L12">
        <text:list-item>
          <text:p text:style-name="P19">number of infected people at a specific tick:</text:p>
        </text:list-item>
      </text:list>
      <text:p text:style-name="P11"/>
      <text:p text:style-name="P11"><draw:frame draw:style-name="fr5" draw:name="images6" text:anchor-type="paragraph" svg:width="9.999cm" svg:height="7.16cm" draw:z-index="8"><draw:image xlink:href="Pictures/200000070000529B00003B4A92616FFB.svm" xlink:type="simple" xlink:show="embed" xlink:actuate="onLoad"/></draw:frame></text:p>
      <text:list xml:id="list22469930" text:continue-numbering="true" text:style-name="L12">
        <text:list-item>
          <text:p text:style-name="P19"><text:soft-page-break/>number of alive people during the simulation:</text:p>
          <text:p text:style-name="P19"/>
        </text:list-item>
      </text:list>
      <text:p text:style-name="P11"><draw:frame draw:style-name="fr4" draw:name="images7" text:anchor-type="paragraph" svg:width="9.999cm" svg:height="7.25cm" draw:z-index="9"><draw:image xlink:href="Pictures/20000007000051C700003B4A164E4418.svm" xlink:type="simple" xlink:show="embed" xlink:actuate="onLoad"/></draw:frame></text:p>
      <text:list xml:id="list8574205827059701822" text:style-name="L13">
        <text:list-item>
          <text:p text:style-name="P20">comparison between the total number of deceased agents and the total number of recovered agents:</text:p>
        </text:list-item>
      </text:list>
      <text:p text:style-name="P24"/>
      <text:p text:style-name="P11"><draw:frame draw:style-name="fr5" draw:name="images8" text:anchor-type="paragraph" svg:width="9.999cm" svg:height="7.271cm" draw:z-index="10"><draw:image xlink:href="Pictures/200000070000519D00003B746475CB3C.svm" xlink:type="simple" xlink:show="embed" xlink:actuate="onLoad"/></draw:frame></text:p>
      <text:list xml:id="list2266896979606155989" text:style-name="L14">
        <text:list-item>
          <text:p text:style-name="P21">comparison between the number of infected with or without symptoms:</text:p>
          <text:p text:style-name="P21"/>
        </text:list-item>
      </text:list>
      <text:p text:style-name="P11"><draw:frame draw:style-name="fr4" draw:name="images9" text:anchor-type="paragraph" svg:width="9.999cm" svg:height="7.32cm" draw:z-index="11"><draw:image xlink:href="Pictures/200000070000519D00003BC9C43E60F1.svm" xlink:type="simple" xlink:show="embed" xlink:actuate="onLoad"/></draw:frame></text:p>
      <text:list xml:id="list2946337733701582980" text:style-name="L15">
        <text:list-item>
          <text:p text:style-name="P22"><text:soft-page-break/>incidence rate R0 (average of the number of people infected by one infected agent) :</text:p>
        </text:list-item>
      </text:list>
      <text:p text:style-name="P11"/>
      <text:p text:style-name="P11"><draw:frame draw:style-name="fr4" draw:name="images10" text:anchor-type="paragraph" svg:width="9.999cm" svg:height="7.25cm" draw:z-index="12"><draw:image xlink:href="Pictures/20000007000051F100003B743AADDD8A.svm" xlink:type="simple" xlink:show="embed" xlink:actuate="onLoad"/></draw:frame></text:p>
      <text:list xml:id="list22485939" text:continue-list="list22486569" text:style-name="Numbering_20_4">
        <text:list-item>
          <text:h text:style-name="P55" text:outline-level="2">SCENARIOS AND RESULTS</text:h>
        </text:list-item>
      </text:list>
      <text:list xml:id="list22480344" text:continue-list="list7804860019912365694" text:style-name="L7">
        <text:list-header>
          <text:p text:style-name="P51"><text:span text:style-name="T4">I. Basic scenario</text:span></text:p>
        </text:list-header>
      </text:list>
      <text:p text:style-name="P4">The default parameters are used :</text:p>
      <text:p text:style-name="P23"/>
      <table:table table:name="Tableau2" table:style-name="Tableau2">
        <table:table-column table:style-name="Tableau2.A"/>
        <table:table-column table:style-name="Tableau2.B"/>
        <table:table-row>
          <table:table-cell table:style-name="Tableau2.A1" office:value-type="string">
            <text:p text:style-name="P43">Name of the parameter</text:p>
          </table:table-cell>
          <table:table-cell table:style-name="Tableau2.B1" office:value-type="string">
            <text:p text:style-name="P43">Value</text:p>
          </table:table-cell>
        </table:table-row>
        <table:table-row>
          <table:table-cell table:style-name="Tableau2.A2" office:value-type="string">
            <text:p text:style-name="P41">Grid height</text:p>
          </table:table-cell>
          <table:table-cell table:style-name="Tableau2.B2" office:value-type="float" office:value="50">
            <text:p text:style-name="P42">50</text:p>
          </table:table-cell>
        </table:table-row>
        <table:table-row>
          <table:table-cell table:style-name="Tableau2.A2" office:value-type="string">
            <text:p text:style-name="P41">Grid width</text:p>
          </table:table-cell>
          <table:table-cell table:style-name="Tableau2.B2" office:value-type="float" office:value="50">
            <text:p text:style-name="P42">50</text:p>
          </table:table-cell>
        </table:table-row>
        <table:table-row table:style-name="Tableau2.4">
          <table:table-cell table:style-name="Tableau2.A2" office:value-type="string">
            <text:p text:style-name="P41">Movement scenario</text:p>
          </table:table-cell>
          <table:table-cell table:style-name="Tableau2.B4" office:value-type="string">
            <text:p text:style-name="P42">Random scenario</text:p>
          </table:table-cell>
        </table:table-row>
        <table:table-row>
          <table:table-cell table:style-name="Tableau2.A2" office:value-type="string">
            <text:p text:style-name="P41">Number of infected agents</text:p>
          </table:table-cell>
          <table:table-cell table:style-name="Tableau2.B2" office:value-type="float" office:value="1">
            <text:p text:style-name="P42">1</text:p>
          </table:table-cell>
        </table:table-row>
        <table:table-row>
          <table:table-cell table:style-name="Tableau2.A2" office:value-type="string">
            <text:p text:style-name="P41">Number of susceptible agents</text:p>
          </table:table-cell>
          <table:table-cell table:style-name="Tableau2.B2" office:value-type="float" office:value="400">
            <text:p text:style-name="P42">400</text:p>
          </table:table-cell>
        </table:table-row>
        <table:table-row>
          <table:table-cell table:style-name="Tableau2.A2" office:value-type="string">
            <text:p text:style-name="P41">Probability of being docile (wear the mask if mandatory)</text:p>
          </table:table-cell>
          <table:table-cell table:style-name="Tableau2.B2" office:value-type="float" office:value="1">
            <text:p text:style-name="P42">1</text:p>
          </table:table-cell>
        </table:table-row>
        <table:table-row>
          <table:table-cell table:style-name="Tableau2.A2" office:value-type="string">
            <text:p text:style-name="P41">Probability of being elderly</text:p>
          </table:table-cell>
          <table:table-cell table:style-name="Tableau2.B2" office:value-type="float" office:value="0.5">
            <text:p text:style-name="P42">0,5</text:p>
          </table:table-cell>
        </table:table-row>
        <table:table-row>
          <table:table-cell table:style-name="Tableau2.A2" office:value-type="string">
            <text:p text:style-name="P41">Probability of being healthy</text:p>
          </table:table-cell>
          <table:table-cell table:style-name="Tableau2.B2" office:value-type="float" office:value="0.7">
            <text:p text:style-name="P42">0,7</text:p>
          </table:table-cell>
        </table:table-row>
        <table:table-row>
          <table:table-cell table:style-name="Tableau2.A2" office:value-type="string">
            <text:p text:style-name="P41">Probability of infection</text:p>
          </table:table-cell>
          <table:table-cell table:style-name="Tableau2.B2" office:value-type="float" office:value="0.8">
            <text:p text:style-name="P42">0,8</text:p>
          </table:table-cell>
        </table:table-row>
        <table:table-row>
          <table:table-cell table:style-name="Tableau2.A2" office:value-type="string">
            <text:p text:style-name="P41">Probability of recovering</text:p>
          </table:table-cell>
          <table:table-cell table:style-name="Tableau2.B2" office:value-type="float" office:value="0.8">
            <text:p text:style-name="P42">0,8</text:p>
          </table:table-cell>
        </table:table-row>
        <table:table-row>
          <table:table-cell table:style-name="Tableau2.A2" office:value-type="string">
            <text:p text:style-name="P41">Strategy 1 for pandemic limitation</text:p>
          </table:table-cell>
          <table:table-cell table:style-name="Tableau2.B4" office:value-type="string">
            <text:p text:style-name="P42">None</text:p>
          </table:table-cell>
        </table:table-row>
        <table:table-row>
          <table:table-cell table:style-name="Tableau2.A2" office:value-type="string">
            <text:p text:style-name="P41">Strategy 2 for pandemic limitation</text:p>
          </table:table-cell>
          <table:table-cell table:style-name="Tableau2.B4" office:value-type="string">
            <text:p text:style-name="P42">None</text:p>
          </table:table-cell>
        </table:table-row>
        <table:table-row>
          <table:table-cell table:style-name="Tableau2.A2" office:value-type="string">
            <text:p text:style-name="P41">Strategy 3 for pandemic limitation</text:p>
          </table:table-cell>
          <table:table-cell table:style-name="Tableau2.B4" office:value-type="string">
            <text:p text:style-name="P42">None</text:p>
          </table:table-cell>
        </table:table-row>
      </table:table>
      <text:p text:style-name="P4"/>
      <text:p text:style-name="P4"><text:span text:style-name="T8">Results</text:span>: when the simulation is stabilized, we count 94 deaths and only 14 agents that have not been infected; thus, even with only one infected agent at the beginning, almost all the agents are infected at a moment.</text:p>
      <text:p text:style-name="P23"><text:span text:style-name="T4"/></text:p>
      <text:list xml:id="list22473472" text:continue-numbering="true" text:style-name="L7">
        <text:list-header>
          <text:p text:style-name="P51"><text:span text:style-name="T4">II. Attractive places</text:span></text:p>
        </text:list-header>
      </text:list>
      <text:p text:style-name="P4">Here, we used the default parameters except for the <text:span text:style-name="T20">movement scenario</text:span> set to <text:span text:style-name="T29">Attractive places.</text:span></text:p>
      <text:p text:style-name="P4"/>
      <text:p text:style-name="P4"><text:span text:style-name="T8">Results</text:span>: when the simulation is stabilized, at tick 85, we count about 98 deaths and all the agents have <text:soft-page-break/>been infected; thus, even with only one infected agent at the beginning, all the agents are infected at a moment.</text:p>
      <text:p text:style-name="P23"/>
      <text:list xml:id="list22467844" text:continue-numbering="true" text:style-name="L7">
        <text:list-header>
          <text:p text:style-name="P51"><text:span text:style-name="T4">III. Distanciation</text:span></text:p>
        </text:list-header>
      </text:list>
      <text:p text:style-name="P4">Here, we used the default parameters except for the <text:span text:style-name="T20">strategy1</text:span> set to <text:span text:style-name="T29">Distanciation</text:span><text:span text:style-name="T21">.</text:span></text:p>
      <text:p text:style-name="P4"/>
      <text:p text:style-name="P4"><text:span text:style-name="T8">Results</text:span>: when the simulation is stabilized, at tick 38, we count about 6 deaths and only 18 agents that are recovered. All the other agents are still susceptible. Thus, the distanciation gives really good results.</text:p>
      <text:p text:style-name="P4"/>
      <text:list xml:id="list22478344" text:continue-numbering="true" text:style-name="L7">
        <text:list-header>
          <text:p text:style-name="P51"><text:span text:style-name="T4">IV. Face mask</text:span></text:p>
        </text:list-header>
      </text:list>
      <text:p text:style-name="P4">Here, we used the default parameters except for the <text:span text:style-name="T20">strategy1</text:span> set to <text:span text:style-name="T29">Face mask</text:span><text:span text:style-name="T21">.</text:span></text:p>
      <text:p text:style-name="P4"/>
      <text:p text:style-name="P4"><text:span text:style-name="T8">Results</text:span>: when the simulation is stabilized, at tick 14, we count only 1 death and all the other agents are susceptible. This means that, when everybody wears the mask, the probobility of infection is really reduced. Thus, the face mask is a good strategy.</text:p>
      <text:p text:style-name="P4"/>
      <text:list xml:id="list22475651" text:continue-numbering="true" text:style-name="L7">
        <text:list-header>
          <text:p text:style-name="P51"><text:span text:style-name="T4">V. Lockdown</text:span></text:p>
        </text:list-header>
      </text:list>
      <text:p text:style-name="P4">Here, we used the default parameters except for the <text:span text:style-name="T20">strategy1</text:span> set to <text:span text:style-name="T29">Lockdown</text:span><text:span text:style-name="T21">.</text:span></text:p>
      <text:p text:style-name="P4"/>
      <text:p text:style-name="P4"><text:span text:style-name="T8">Results</text:span>: the agents are “frozen”. Thus, the initial infected agent has infected only his neighbourhood. 1 additional agent has been infected. No deaths. Thus, the lockdown is a good strategy.</text:p>
      <text:p text:style-name="P23"/>
      <text:list xml:id="list22483054" text:continue-numbering="true" text:style-name="L7">
        <text:list-header>
          <text:p text:style-name="P51"><text:span text:style-name="T4">VI. Curfew</text:span></text:p>
        </text:list-header>
      </text:list>
      <text:p text:style-name="P4">Here, we used the default parameters except for the <text:span text:style-name="T20">strategy1</text:span> set to <text:span text:style-name="T29">Curfew</text:span><text:span text:style-name="T21">.</text:span></text:p>
      <text:p text:style-name="P4"/>
      <text:p text:style-name="P4"><text:span text:style-name="T8">Results</text:span>: the agents are “frozen” during the curfew. When the simulation is stabilized, at tick 130, we count about 24 deaths and 81 agents that are recovered. All the other agents are still susceptible. Thus, the curfew is a strategy that is interesting to limit the pandemic without freezing all the population permanently (and avoid economic impact for example).</text:p>
      <text:p text:style-name="P23"/>
      <text:list xml:id="list22484171" text:continue-numbering="true" text:style-name="L7">
        <text:list-header>
          <text:p text:style-name="P51"><text:span text:style-name="T4">VII. Isolation of infected people</text:span></text:p>
        </text:list-header>
      </text:list>
      <text:p text:style-name="P4">Here, we used the default parameters except for the <text:span text:style-name="T20">strategy1</text:span> set to <text:span text:style-name="T29">Isolation of infected people</text:span><text:span text:style-name="T21">. All the infected people move towards the hospital.</text:span></text:p>
      <text:p text:style-name="P4"/>
      <text:p text:style-name="P4"><text:span text:style-name="T8">Results</text:span>: a<text:span text:style-name="T21">ll the infected people move towards the hospital.</text:span> When the simulation is stabilized, at tick 54, we count about 33 deaths and 85 agents who have recovered. All the other agents are still susceptible. Thus, the isolation of infected people is quite a good strategy to limit the pandemic.</text:p>
      <text:p text:style-name="P23"/>
      <text:list xml:id="list22494407" text:continue-numbering="true" text:style-name="L7">
        <text:list-header>
          <text:p text:style-name="P51"><text:span text:style-name="T4">VIII. Other scenarios</text:span></text:p>
          <text:p text:style-name="P35"><text:span text:style-name="T3">This is an excerpt of scenarios, but we can, of course, play with all the parameters to imagine more other situations of simulation.</text:span></text:p>
        </text:list-header>
      </text:list>
      <text:p text:style-name="P36"><text:span text:style-name="T3"/></text:p>
      <text:list xml:id="list22483532" text:continue-list="list22485939" text:style-name="Numbering_20_4">
        <text:list-item>
          <text:h text:style-name="P55" text:outline-level="2"><text:span text:style-name="T16">DIFFICULTIES ENCOUNTERED</text:span></text:h>
        </text:list-item>
      </text:list>
      <text:p text:style-name="P23">I had some difficulties at the beginning to apply the way of thinking of Repast platform. Indeed, I was bothered by the fact that the logic, the visualization of the agents and the results of the simulation are embedded in the same part.</text:p>
      <text:p text:style-name="P23"><text:soft-page-break/>From a logical point of view, a human can be healthy, sick or deceased. But it remains the same human. Thus I tried to create only one class Human with a status attribute. But I realized quickly that Repast was not really intended for this type of architecture. It was much more complex to count the number of infected agents, recovered agents...</text:p>
      <text:p text:style-name="P23"/>
      <text:p text:style-name="P23">Then, I created several classes of agent and removed one agent from the context to create a new one with a different status.</text:p>
      <text:p text:style-name="P23">This way, it was really easier to access to the different indicators of the simulation.</text:p>
      <text:p text:style-name="P23"/>
      <text:p text:style-name="P23">I still had to trick myself to get some “global” indicators, for example, the total number of deaths. I created a static attribute in the class Agent to be sure to always have access to it (I assumed that there is always one Agent in the grid at any time). This way, I am able to use it in the data sets. Of course, this static attribute is reinitialized at each new simulation.</text:p>
      <text:p text:style-name="P23">I would have preferred create this attribute in a kind of global simulation manager object. Maybe there was another solution than mine, but mine worked...</text:p>
      <text:p text:style-name="P23"/>
      <text:list xml:id="list22487885" text:continue-numbering="true" text:style-name="Numbering_20_4">
        <text:list-item>
          <text:h text:style-name="P55" text:outline-level="2"><text:span text:style-name="T16">ADDITIONAL FEATURES</text:span></text:h>
        </text:list-item>
      </text:list>
      <text:p text:style-name="P11">A javadoc documentation has been generated for all the classes.</text:p>
      <text:p text:style-name="P2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MI7" svg:font-family="CMMI7"/>
    <style:font-face style:name="CMR10" svg:font-family="CMR10"/>
    <style:font-face style:name="OpenSymbol" svg:font-family="OpenSymbol"/>
    <style:font-face style:name="Roboto" svg:font-family="Roboto, sans-serif"/>
    <style:font-face style:name="Arial2" svg:font-family="Arial" style:font-adornments="Normal" style:font-family-generic="swiss"/>
    <style:font-face style:name="Lucida Sans1" svg:font-family="'Lucida Sans'"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re1_20_numéroté" style:display-name="Titre1 numéroté" style:family="paragraph" style:parent-style-name="Heading_20_2" style:list-style-name="Numbering_20_4"/>
    <style:style style:name="Titre3_20_numéroté" style:display-name="Titre3 numéroté" style:family="paragraph" style:parent-style-name="Heading_20_2" style:default-outline-level="4" style:list-style-name="Numbering_20_4"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re4_20_numéroté" style:display-name="Titre4 numéroté" style:family="paragraph" style:parent-style-name="Heading_20_4" style:default-outline-level="" style:list-style-name="Numbering_20_4" style:class="text"/>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re5_20_numéroté" style:display-name="Titre5 numéroté" style:family="paragraph" style:parent-style-name="Heading_20_5" style:list-style-name="Numbering_20_4" style:class="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font-style="italic" style:font-size-asian="11pt" style:font-style-asian="italic" style:font-size-complex="11pt" style:font-style-complex="italic"/>
    </style:style>
    <style:style style:name="MP2" style:family="paragraph" style:parent-style-name="Footer">
      <style:paragraph-properties fo:text-align="center" style:justify-single-word="false"/>
      <style:text-properties style:font-name="Arial" fo:font-size="11pt" style:font-size-asian="11pt" style:font-size-complex="11pt"/>
    </style:style>
    <style:page-layout style:name="Mpm1">
      <style:page-layout-properties fo:page-width="21.001cm" fo:page-height="29.7cm" style:num-format="1" style:print-orientation="portrait" fo:margin-top="0.9cm" fo:margin-bottom="0.9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Natacha GRUMBACH<text:tab/><text:tab/>Master SIA</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 </meta:initial-creator>
    <meta:creation-date>2020-11-30T10:42:00.61</meta:creation-date>
    <dc:date>2020-12-06T02:26:24.19</dc:date>
    <dc:creator>Nat </dc:creator>
    <meta:editing-duration>P3DT2H53M54S</meta:editing-duration>
    <meta:editing-cycles>55</meta:editing-cycles>
    <meta:generator>OpenOffice/4.1.7$Win32 OpenOffice.org_project/417m1$Build-9800</meta:generator>
    <meta:document-statistic meta:table-count="2" meta:image-count="10" meta:object-count="0" meta:page-count="14" meta:paragraph-count="286" meta:word-count="3603" meta:character-count="21184"/>
  </office:meta>
</office:document-meta>
</file>